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Bool" style:family="table-cell" style:parent-style-name="Default" style:data-style-name="N99"/>
    <style:style style:name="ce2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o (DO NOT TOUCH)" table:style-name="ta1"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eppoli Chianti Classic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655" calcext:value-type="float">
            <text:p>6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Fornitore: Friend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qj0jje38pjazzgj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Pèppoli</text:p>
          </table:table-cell>
          <table:table-cell office:value-type="string" calcext:value-type="string">
            <text:p>Antinori</text:p>
          </table:table-cell>
          <table:table-cell office:value-type="float" office:value="47.16609" calcext:value-type="float">
            <text:p>47.166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e Promisso</text:p>
          </table:table-cell>
          <table:table-cell office:value-type="string" calcext:value-type="string">
            <text:p>Bel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jf3y90hjc2qekxk4a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 Promisso</text:p>
          </table:table-cell>
          <table:table-cell office:value-type="string" calcext:value-type="string">
            <text:p>Bellia</text:p>
          </table:table-cell>
          <table:table-cell office:value-type="float" office:value="34.29376" calcext:value-type="float">
            <text:p>34.293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Orange del Teso</text:p>
          </table:table-cell>
          <table:table-cell office:value-type="string" calcext:value-type="string">
            <text:p>Fattoria del Teso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expx9g2ggcw2qac56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range del Teso</text:p>
          </table:table-cell>
          <table:table-cell office:value-type="string" calcext:value-type="string">
            <text:p>Fattoria del Teso</text:p>
          </table:table-cell>
          <table:table-cell office:value-type="float" office:value="51.60852" calcext:value-type="float">
            <text:p>51.608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v10+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908a0efbnzj576vc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Fiegl</text:p>
          </table:table-cell>
          <table:table-cell office:value-type="float" office:value="31.057207" calcext:value-type="float">
            <text:p>31.0572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duzzo</text:p>
          </table:table-cell>
          <table:table-cell office:value-type="string" calcext:value-type="string">
            <text:p>I Cliv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t1fv9hy7mdbs5q5na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duzzo</text:p>
          </table:table-cell>
          <table:table-cell office:value-type="string" calcext:value-type="string">
            <text:p>I Clivi</text:p>
          </table:table-cell>
          <table:table-cell office:value-type="float" office:value="40.398422" calcext:value-type="float">
            <text:p>40.3984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Ka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1147" calcext:value-type="float">
            <text:p>1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hcm2x4xhdhxsq1zx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Kante</text:p>
          </table:table-cell>
          <table:table-cell office:value-type="float" office:value="26.302958" calcext:value-type="float">
            <text:p>26.3029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</text:p>
          </table:table-cell>
          <table:table-cell office:value-type="string" calcext:value-type="string">
            <text:p>Ka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hjxgfhda4ex1gp6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Kante</text:p>
          </table:table-cell>
          <table:table-cell office:value-type="float" office:value="25.727932" calcext:value-type="float">
            <text:p>25.7279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La Castellad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1803" calcext:value-type="float">
            <text:p>18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Sala sx+Frigo friulan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f8k7vy5ffxx34j9k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La Castellada</text:p>
          </table:table-cell>
          <table:table-cell office:value-type="float" office:value="38.322845" calcext:value-type="float">
            <text:p>38.3228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La Luna Stor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737" calcext:value-type="float">
            <text:p>7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go Sala sx+Frigo friulan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mcc77j7xxs545j5g1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La Luna Storta</text:p>
          </table:table-cell>
          <table:table-cell office:value-type="float" office:value="47.432556" calcext:value-type="float">
            <text:p>47.4325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Le Mon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1+Frigo friulan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9t2y4wyvn506nah9j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Le Monde</text:p>
          </table:table-cell>
          <table:table-cell office:value-type="float" office:value="28.035992" calcext:value-type="float">
            <text:p>28.0359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Le Mon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1+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e6p0empb8e8tky0mb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Le Monde</text:p>
          </table:table-cell>
          <table:table-cell office:value-type="float" office:value="26.842188" calcext:value-type="float">
            <text:p>26.8421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No Name Friulano</text:p>
          </table:table-cell>
          <table:table-cell office:value-type="string" calcext:value-type="string">
            <text:p>Le Vigne Di Zamò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zione</text:p>
          </table:table-cell>
          <table:table-cell office:value-type="string" calcext:value-type="string">
            <text:p>Fornitore: TOL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zvn63tak4qvz1d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No Name</text:p>
          </table:table-cell>
          <table:table-cell office:value-type="string" calcext:value-type="string">
            <text:p>Le Vigne di Zamò</text:p>
          </table:table-cell>
          <table:table-cell office:value-type="float" office:value="53.992477" calcext:value-type="float">
            <text:p>53.9924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Le Vigne Di Zamò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00" calcext:value-type="float">
            <text:p>3400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 office:value-type="string" calcext:value-type="string">
            <text:p>Fornitore: TOL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my30v7ht02gf3jt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Le Vigne di Zamò</text:p>
          </table:table-cell>
          <table:table-cell office:value-type="float" office:value="49.633812" calcext:value-type="float">
            <text:p>49.6338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bbazia di Rosazzo</text:p>
          </table:table-cell>
          <table:table-cell office:value-type="string" calcext:value-type="string">
            <text:p>Livio 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459" calcext:value-type="float">
            <text:p>2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Sala sx</text:p>
          </table:table-cell>
          <table:table-cell office:value-type="string" calcext:value-type="string">
            <text:p>Fornitore: regalo Paolo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w9f9wt2tmgyg2xzn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bbazia di Rosazzo</text:p>
          </table:table-cell>
          <table:table-cell office:value-type="string" calcext:value-type="string">
            <text:p>Livio Felluga</text:p>
          </table:table-cell>
          <table:table-cell office:value-type="float" office:value="57.782333" calcext:value-type="float">
            <text:p>57.7823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Livio 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983" calcext:value-type="float">
            <text:p>9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1+Frigo friulan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w3dxfswyhynw8e7e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Livio Felluga</text:p>
          </table:table-cell>
          <table:table-cell office:value-type="float" office:value="48.14576" calcext:value-type="float">
            <text:p>48.145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Marjan Sim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300" calcext:value-type="float">
            <text:p>3300</text:p>
          </table:table-cell>
          <table:table-cell office:value-type="float" office:value="983" calcext:value-type="float">
            <text:p>9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Sala dx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zdmaty1zt92kbvgd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Marjan Simčič</text:p>
          </table:table-cell>
          <table:table-cell office:value-type="float" office:value="48.825382" calcext:value-type="float">
            <text:p>48.8253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onogramma Riesling</text:p>
          </table:table-cell>
          <table:table-cell office:value-type="string" calcext:value-type="string">
            <text:p>Pojer e Sand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ha5rxdrym6cc56j1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nogramma Riesling</text:p>
          </table:table-cell>
          <table:table-cell office:value-type="string" calcext:value-type="string">
            <text:p>Pojer e Sandri</text:p>
          </table:table-cell>
          <table:table-cell office:value-type="float" office:value="55.399647" calcext:value-type="float">
            <text:p>55.3996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Ronco Seve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393" calcext:value-type="float">
            <text:p>13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Sala sx</text:p>
          </table:table-cell>
          <table:table-cell office:value-type="string" calcext:value-type="string">
            <text:p>Fornitore: TOL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fs3q9v7kynnr2c26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Ronco Severo</text:p>
          </table:table-cell>
          <table:table-cell office:value-type="float" office:value="56.487648" calcext:value-type="float">
            <text:p>56.4876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electus</text:p>
          </table:table-cell>
          <table:table-cell office:value-type="string" calcext:value-type="string">
            <text:p>Ron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fc1ej2zgs212qab8vy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lectus Chardonnay</text:p>
          </table:table-cell>
          <table:table-cell office:value-type="string" calcext:value-type="string">
            <text:p>RONK</text:p>
          </table:table-cell>
          <table:table-cell office:value-type="float" office:value="28.245295" calcext:value-type="float">
            <text:p>28.2452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Sanc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hvh1waeaszvx5ssz8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Sancin</text:p>
          </table:table-cell>
          <table:table-cell office:value-type="float" office:value="35.966713" calcext:value-type="float">
            <text:p>35.9667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am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friulan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qewvawppfkq8fqqb7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ami</text:p>
          </table:table-cell>
          <table:table-cell office:value-type="float" office:value="34.984787" calcext:value-type="float">
            <text:p>34.9847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erre Del Fa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819" calcext:value-type="float">
            <text:p>8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friulan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g4xghzhfhqczrp2k2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erre del Faet</text:p>
          </table:table-cell>
          <table:table-cell office:value-type="float" office:value="40.523697" calcext:value-type="float">
            <text:p>40.5236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ubeôlus - Ribolla Gialla Brut</text:p>
          </table:table-cell>
          <table:table-cell office:value-type="string" calcext:value-type="string">
            <text:p>Ermes Botanic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 bianchi+totem+MAG</text:p>
          </table:table-cell>
          <table:table-cell office:value-type="string" calcext:value-type="string">
            <text:p>Fornitore: Ermes Botanica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vdbsxtq3zx756wxjw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ubeŏlus Ribolla Gialla Brut</text:p>
          </table:table-cell>
          <table:table-cell office:value-type="string" calcext:value-type="string">
            <text:p>Ermes Botanica</text:p>
          </table:table-cell>
          <table:table-cell office:value-type="float" office:value="67.92808" calcext:value-type="float">
            <text:p>67.928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ouquet Frizzante</text:p>
          </table:table-cell>
          <table:table-cell office:value-type="string" calcext:value-type="string">
            <text:p>Tenuta Rapitalà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p6sa7mz635n2cr68s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ouquet Frizzante</text:p>
          </table:table-cell>
          <table:table-cell office:value-type="string" calcext:value-type="string">
            <text:p>Tenuta Rapitalà</text:p>
          </table:table-cell>
          <table:table-cell office:value-type="float" office:value="48.09352" calcext:value-type="float">
            <text:p>48.093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sarin - Barbaresco</text:p>
          </table:table-cell>
          <table:table-cell office:value-type="string" calcext:value-type="string">
            <text:p>Angelo Negr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000" calcext:value-type="float">
            <text:p>1400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 office:value-type="string" calcext:value-type="string">
            <text:p>Fornitore: friends???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s27p4kajygc89h1rd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Basarin</text:p>
          </table:table-cell>
          <table:table-cell office:value-type="string" calcext:value-type="string">
            <text:p>Negro Angelo</text:p>
          </table:table-cell>
          <table:table-cell office:value-type="float" office:value="53.356575" calcext:value-type="float">
            <text:p>53.3565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opold Merlot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9zdn46ebzqq723ad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opold</text:p>
          </table:table-cell>
          <table:table-cell office:value-type="string" calcext:value-type="string">
            <text:p>Fiegl</text:p>
          </table:table-cell>
          <table:table-cell office:value-type="float" office:value="43.274963" calcext:value-type="float">
            <text:p>43.2749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opold Merlot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zion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9zdn46ebzqq723ad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opold</text:p>
          </table:table-cell>
          <table:table-cell office:value-type="string" calcext:value-type="string">
            <text:p>Fiegl</text:p>
          </table:table-cell>
          <table:table-cell office:value-type="float" office:value="43.274963" calcext:value-type="float">
            <text:p>43.2749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opold Merlot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9zdn46ebzqq723ad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opold</text:p>
          </table:table-cell>
          <table:table-cell office:value-type="string" calcext:value-type="string">
            <text:p>Fiegl</text:p>
          </table:table-cell>
          <table:table-cell office:value-type="float" office:value="43.274963" calcext:value-type="float">
            <text:p>43.2749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opold Merlot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5600" calcext:value-type="float">
            <text:p>5600</text:p>
          </table:table-cell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9zdn46ebzqq723ad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opold</text:p>
          </table:table-cell>
          <table:table-cell office:value-type="string" calcext:value-type="string">
            <text:p>Fiegl</text:p>
          </table:table-cell>
          <table:table-cell office:value-type="float" office:value="43.274963" calcext:value-type="float">
            <text:p>43.2749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era del Monferrato Superiore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1721" calcext:value-type="float">
            <text:p>17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3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52td2bbpqmbja71b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el Monferrato Superiore</text:p>
          </table:table-cell>
          <table:table-cell office:value-type="string" calcext:value-type="string">
            <text:p>Il Mongetto</text:p>
          </table:table-cell>
          <table:table-cell office:value-type="float" office:value="53.12088" calcext:value-type="float">
            <text:p>53.120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</text:p>
          </table:table-cell>
          <table:table-cell office:value-type="string" calcext:value-type="string">
            <text:p>La Castellad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 office:value-type="string" calcext:value-type="string">
            <text:p>Fornitore: zio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gctt8akt0s1yea66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La Castellada</text:p>
          </table:table-cell>
          <table:table-cell office:value-type="float" office:value="37.64014" calcext:value-type="float">
            <text:p>37.640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Doro Prin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3xa1e98z3bfbvkkrb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Doro Princic</text:p>
          </table:table-cell>
          <table:table-cell office:value-type="float" office:value="39.613766" calcext:value-type="float">
            <text:p>39.6137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?</text:p>
          </table:table-cell>
          <table:table-cell office:value-type="string" calcext:value-type="string">
            <text:p>Doro Prin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393" calcext:value-type="float">
            <text:p>13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bianchi</text:p>
          </table:table-cell>
          <table:table-cell office:value-type="string" calcext:value-type="string">
            <text:p>Fornitore: TOL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3xgbf59yrnks5vwja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Doro Princic</text:p>
          </table:table-cell>
          <table:table-cell office:value-type="float" office:value="44.57114" calcext:value-type="float">
            <text:p>44.571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nzoni Bianco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819" calcext:value-type="float">
            <text:p>8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Sala sx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5k8198k3bx7wp4hkf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zoni Bianco</text:p>
          </table:table-cell>
          <table:table-cell office:value-type="string" calcext:value-type="string">
            <text:p>Cesconi</text:p>
          </table:table-cell>
          <table:table-cell office:value-type="float" office:value="39.27687" calcext:value-type="float">
            <text:p>39.276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</text:p>
          </table:table-cell>
          <table:table-cell office:value-type="string" calcext:value-type="string">
            <text:p>Le Due Ter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000" calcext:value-type="float">
            <text:p>6000</text:p>
          </table:table-cell>
          <table:table-cell office:value-type="float" office:value="1803" calcext:value-type="float">
            <text:p>18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 office:value-type="string" calcext:value-type="string">
            <text:p>Fornitore: TOL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g2v9vexazchvnnjkk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Le Due Terre</text:p>
          </table:table-cell>
          <table:table-cell office:value-type="float" office:value="29.89231" calcext:value-type="float">
            <text:p>29.892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rbis Ros Pignolo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000" calcext:value-type="float">
            <text:p>6000</text:p>
          </table:table-cell>
          <table:table-cell office:value-type="float" office:value="1803" calcext:value-type="float">
            <text:p>18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w25v6jb7e77rwje2t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gnolo Arbis Ròs</text:p>
          </table:table-cell>
          <table:table-cell office:value-type="string" calcext:value-type="string">
            <text:p>Borgo San Daniele</text:p>
          </table:table-cell>
          <table:table-cell office:value-type="float" office:value="57.199936" calcext:value-type="float">
            <text:p>57.1999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rbis ROS Pignolo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2377" calcext:value-type="float">
            <text:p>23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w25v6jb7e77rwje2t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gnolo Arbis Ròs</text:p>
          </table:table-cell>
          <table:table-cell office:value-type="string" calcext:value-type="string">
            <text:p>Borgo San Daniele</text:p>
          </table:table-cell>
          <table:table-cell office:value-type="float" office:value="57.199936" calcext:value-type="float">
            <text:p>57.1999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luna Primitivo Salento</text:p>
          </table:table-cell>
          <table:table-cell office:value-type="string" calcext:value-type="string">
            <text:p>Castello Mona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500" calcext:value-type="float">
            <text:p>2500</text:p>
          </table:table-cell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8</text:p>
          </table:table-cell>
          <table:table-cell office:value-type="string" calcext:value-type="string">
            <text:p>Fornitore: GIV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36badsv9jpbfkc4h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Salento Pilùna</text:p>
          </table:table-cell>
          <table:table-cell office:value-type="string" calcext:value-type="string">
            <text:p>Castello Monaci</text:p>
          </table:table-cell>
          <table:table-cell office:value-type="float" office:value="57.305527" calcext:value-type="float">
            <text:p>57.3055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3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8t3kr0338y8df3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Ceretto</text:p>
          </table:table-cell>
          <table:table-cell office:value-type="float" office:value="36.32722" calcext:value-type="float">
            <text:p>36.327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d'Alba Bernardina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57qeprbbe7k7g6r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 Bernardina</text:p>
          </table:table-cell>
          <table:table-cell office:value-type="string" calcext:value-type="string">
            <text:p>Ceretto</text:p>
          </table:table-cell>
          <table:table-cell office:value-type="float" office:value="49.832096" calcext:value-type="float">
            <text:p>49.8320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d'Alba Bernardina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475" calcext:value-type="float">
            <text:p>1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3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57qeprbbe7k7g6r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 Bernardina</text:p>
          </table:table-cell>
          <table:table-cell office:value-type="string" calcext:value-type="string">
            <text:p>Ceretto</text:p>
          </table:table-cell>
          <table:table-cell office:value-type="float" office:value="49.832096" calcext:value-type="float">
            <text:p>49.8320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carlo Riserva</text:p>
          </table:table-cell>
          <table:table-cell office:value-type="string" calcext:value-type="string">
            <text:p>Fattoria del Te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" calcext:value-type="float">
            <text:p>3500</text:p>
          </table:table-cell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0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exntz9mz108jpsx0d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carlo Riserva</text:p>
          </table:table-cell>
          <table:table-cell office:value-type="string" calcext:value-type="string">
            <text:p>Fattoria del Teso</text:p>
          </table:table-cell>
          <table:table-cell office:value-type="float" office:value="46.07253" calcext:value-type="float">
            <text:p>46.072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opold Merlot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1+bar007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9zdn46ebzqq723ad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opold</text:p>
          </table:table-cell>
          <table:table-cell office:value-type="string" calcext:value-type="string">
            <text:p>Fiegl</text:p>
          </table:table-cell>
          <table:table-cell office:value-type="float" office:value="44.064495" calcext:value-type="float">
            <text:p>44.0644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v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95142gkhja8j29q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Fiegl</text:p>
          </table:table-cell>
          <table:table-cell office:value-type="float" office:value="32.261456" calcext:value-type="float">
            <text:p>32.2614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lbe (Barolo)</text:p>
          </table:table-cell>
          <table:table-cell office:value-type="string" calcext:value-type="string">
            <text:p>G. D. Vaj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Sala sx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h1yg01e98qnrzv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lbe</text:p>
          </table:table-cell>
          <table:table-cell office:value-type="string" calcext:value-type="string">
            <text:p>G.D. Vajra</text:p>
          </table:table-cell>
          <table:table-cell office:value-type="float" office:value="44.400898" calcext:value-type="float">
            <text:p>44.4008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Guido Po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zione</text:p>
          </table:table-cell>
          <table:table-cell office:value-type="string" calcext:value-type="string">
            <text:p>Fornitore: Friend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6m08zdq2c5s93mw0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Guido Porro</text:p>
          </table:table-cell>
          <table:table-cell office:value-type="float" office:value="44.841415" calcext:value-type="float">
            <text:p>44.8414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a Castella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8000" calcext:value-type="float">
            <text:p>8000</text:p>
          </table:table-cell>
          <table:table-cell office:value-type="float" office:value="2540" calcext:value-type="float">
            <text:p>25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2+Frigo Sala sx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59pkq80ppx53c4nvx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a Castellada</text:p>
          </table:table-cell>
          <table:table-cell office:value-type="float" office:value="33.95094" calcext:value-type="float">
            <text:p>33.950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</text:p>
          </table:table-cell>
          <table:table-cell office:value-type="string" calcext:value-type="string">
            <text:p>La Luna Stor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000" calcext:value-type="float">
            <text:p>3000</text:p>
          </table:table-cell>
          <table:table-cell office:value-type="float" office:value="983" calcext:value-type="float">
            <text:p>9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2+bar007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mn3g6ecvtth470bxt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a Luna Storta</text:p>
          </table:table-cell>
          <table:table-cell office:value-type="float" office:value="43.06065" calcext:value-type="float">
            <text:p>43.060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Le Mon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700" calcext:value-type="float">
            <text:p>2700</text:p>
          </table:table-cell>
          <table:table-cell office:value-type="float" office:value="655" calcext:value-type="float">
            <text:p>6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9qr1wdjn8dk1rj61e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Le Monde</text:p>
          </table:table-cell>
          <table:table-cell office:value-type="float" office:value="25.4721" calcext:value-type="float">
            <text:p>25.47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rbis Blanc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w231h0r91yvwtme6r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bis Blanc</text:p>
          </table:table-cell>
          <table:table-cell office:value-type="string" calcext:value-type="string">
            <text:p>Borgo San Daniele</text:p>
          </table:table-cell>
          <table:table-cell office:value-type="float" office:value="44.71483" calcext:value-type="float">
            <text:p>44.714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e Mon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2t0jrp196j31qqqq8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e Monde</text:p>
          </table:table-cell>
          <table:table-cell office:value-type="float" office:value="23.664085" calcext:value-type="float">
            <text:p>23.6640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ivio 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1475" calcext:value-type="float">
            <text:p>14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2+Frigo Sala sx+bar007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w53xk5s2tff6nqw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ivio Felluga</text:p>
          </table:table-cell>
          <table:table-cell office:value-type="float" office:value="43.773853" calcext:value-type="float">
            <text:p>43.7738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 dal Peduncolo Rosso</text:p>
          </table:table-cell>
          <table:table-cell office:value-type="string" calcext:value-type="string">
            <text:p>Livio 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1475" calcext:value-type="float">
            <text:p>14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2+Frigo Sala sx+bar007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wpk96y45xa8mdmad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 dal Peduncolo Rosso</text:p>
          </table:table-cell>
          <table:table-cell office:value-type="string" calcext:value-type="string">
            <text:p>Livio Felluga</text:p>
          </table:table-cell>
          <table:table-cell office:value-type="float" office:value="60.320427" calcext:value-type="float">
            <text:p>60.3204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Varneri</text:p>
          </table:table-cell>
          <table:table-cell office:value-type="string" calcext:value-type="string">
            <text:p>Marco 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700" calcext:value-type="float">
            <text:p>2700</text:p>
          </table:table-cell>
          <table:table-cell office:value-type="float" office:value="737" calcext:value-type="float">
            <text:p>7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1+bar008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waj53g2kkswa7fr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Varneri</text:p>
          </table:table-cell>
          <table:table-cell office:value-type="string" calcext:value-type="string">
            <text:p>Marco Felluga</text:p>
          </table:table-cell>
          <table:table-cell office:value-type="float" office:value="50.74034" calcext:value-type="float">
            <text:p>50.740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Masut Da Ri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Sala sx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9tan6xtn3xzc6ct6y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Masut Da Rive</text:p>
          </table:table-cell>
          <table:table-cell office:value-type="float" office:value="42.687824" calcext:value-type="float">
            <text:p>42.6878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lneri Barbera d'Asti Superiore</text:p>
          </table:table-cell>
          <table:table-cell office:value-type="string" calcext:value-type="string">
            <text:p>Pesc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1475" calcext:value-type="float">
            <text:p>1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00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xqwdwkkmst6wp8598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neri Barbera d'Asti Superiore</text:p>
          </table:table-cell>
          <table:table-cell office:value-type="string" calcext:value-type="string">
            <text:p>Pescaja</text:p>
          </table:table-cell>
          <table:table-cell office:value-type="float" office:value="49.99489" calcext:value-type="float">
            <text:p>49.994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electus</text:p>
          </table:table-cell>
          <table:table-cell office:value-type="string" calcext:value-type="string">
            <text:p>Ronk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fc0n1jh47p4c4k0jbq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ctus Red</text:p>
          </table:table-cell>
          <table:table-cell office:value-type="string" calcext:value-type="string">
            <text:p>RONK</text:p>
          </table:table-cell>
          <table:table-cell office:value-type="float" office:value="29.980013" calcext:value-type="float">
            <text:p>29.9800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Russiz Superiore Marco Fellug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500" calcext:value-type="float">
            <text:p>3500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wfhjssaqbjqgfd3j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Marco Felluga - Russiz Superiore</text:p>
          </table:table-cell>
          <table:table-cell office:value-type="float" office:value="60.220127" calcext:value-type="float">
            <text:p>60.2201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Tam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600" calcext:value-type="float">
            <text:p>260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2+bar008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1zm91bwxeqnrt7c86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Tami</text:p>
          </table:table-cell>
          <table:table-cell office:value-type="float" office:value="30.612885" calcext:value-type="float">
            <text:p>30.6128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Tam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1zm91bwxeqnrt7c86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Tami</text:p>
          </table:table-cell>
          <table:table-cell office:value-type="float" office:value="30.612885" calcext:value-type="float">
            <text:p>30.6128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Riserva</text:p>
          </table:table-cell>
          <table:table-cell office:value-type="string" calcext:value-type="string">
            <text:p>Tam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000" calcext:value-type="float">
            <text:p>5000</text:p>
          </table:table-cell>
          <table:table-cell office:value-type="float" office:value="1393" calcext:value-type="float">
            <text:p>13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e5vve7vqe8t0h8d3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Riserva</text:p>
          </table:table-cell>
          <table:table-cell office:value-type="string" calcext:value-type="string">
            <text:p>Tami</text:p>
          </table:table-cell>
          <table:table-cell office:value-type="float" office:value="34.684113" calcext:value-type="float">
            <text:p>34.6841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pulciano d'Abruzzo</text:p>
          </table:table-cell>
          <table:table-cell office:value-type="string" calcext:value-type="string">
            <text:p>Torre dei Be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rq6j2g61bp99jgzzr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Abruzzo</text:p>
          </table:table-cell>
          <table:table-cell office:value-type="string" calcext:value-type="string">
            <text:p>Torre dei Beati</text:p>
          </table:table-cell>
          <table:table-cell office:value-type="float" office:value="46.312824" calcext:value-type="float">
            <text:p>46.3128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attinara Riserva</text:p>
          </table:table-cell>
          <table:table-cell office:value-type="string" calcext:value-type="string">
            <text:p>Travagl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zion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554gs5v0h51dt1ez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ttinara Riserva</text:p>
          </table:table-cell>
          <table:table-cell office:value-type="string" calcext:value-type="string">
            <text:p>Travaglini</text:p>
          </table:table-cell>
          <table:table-cell office:value-type="float" office:value="42.42452" calcext:value-type="float">
            <text:p>42.424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emant de Bourgogne Brut</text:p>
          </table:table-cell>
          <table:table-cell office:value-type="string" calcext:value-type="string">
            <text:p>Veuve Amb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983" calcext:value-type="float">
            <text:p>98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igo Sala dx+totem+ingresso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vk1m51fwzdfvaefn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rémant de Bourgogne Brut</text:p>
          </table:table-cell>
          <table:table-cell office:value-type="string" calcext:value-type="string">
            <text:p>Veuve Ambal</text:p>
          </table:table-cell>
          <table:table-cell office:value-type="float" office:value="49.686424" calcext:value-type="float">
            <text:p>49.6864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Agricoltori del Chianti Geograf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zion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5wxcvkyp8gx0gjx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Geografico</text:p>
          </table:table-cell>
          <table:table-cell office:value-type="float" office:value="37.83347" calcext:value-type="float">
            <text:p>37.833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docg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5000" calcext:value-type="float">
            <text:p>15000</text:p>
          </table:table-cell>
          <table:table-cell office:value-type="float" office:value="6229" calcext:value-type="float">
            <text:p>6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2 - legno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a34h23fs9v85bm5gd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Allegrini</text:p>
          </table:table-cell>
          <table:table-cell office:value-type="float" office:value="47.865364" calcext:value-type="float">
            <text:p>47.8653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docg 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" calcext:value-type="float">
            <text:p>12000</text:p>
          </table:table-cell>
          <table:table-cell office:value-type="float" office:value="4344" calcext:value-type="float">
            <text:p>43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2 - legno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a34h23fs9v85bm5gd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Allegrini</text:p>
          </table:table-cell>
          <table:table-cell office:value-type="float" office:value="47.865364" calcext:value-type="float">
            <text:p>47.8653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 Grola igt Rosso Veronese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jzz1a8gwy6nhwq2y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Grola</text:p>
          </table:table-cell>
          <table:table-cell office:value-type="string" calcext:value-type="string">
            <text:p>Allegrini</text:p>
          </table:table-cell>
          <table:table-cell office:value-type="float" office:value="44.78945" calcext:value-type="float">
            <text:p>44.789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 Grola igt Rosso Veronese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" calcext:value-type="float">
            <text:p>4500</text:p>
          </table:table-cell>
          <table:table-cell office:value-type="float" office:value="1475" calcext:value-type="float">
            <text:p>147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4+bar0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jzz1a8gwy6nhwq2y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Grola</text:p>
          </table:table-cell>
          <table:table-cell office:value-type="string" calcext:value-type="string">
            <text:p>Allegrini</text:p>
          </table:table-cell>
          <table:table-cell office:value-type="float" office:value="44.78945" calcext:value-type="float">
            <text:p>44.789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 Poja - Corvina Veronese igt V.S Cassa Luxury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000" calcext:value-type="float">
            <text:p>14000</text:p>
          </table:table-cell>
          <table:table-cell office:value-type="float" office:value="6229" calcext:value-type="float">
            <text:p>6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3 - legno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k9nn59ds3pr5ma5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Poja</text:p>
          </table:table-cell>
          <table:table-cell office:value-type="string" calcext:value-type="string">
            <text:p>Allegrini</text:p>
          </table:table-cell>
          <table:table-cell office:value-type="float" office:value="42.569424" calcext:value-type="float">
            <text:p>42.5694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alazzo della Torre igt - Corvina e Rond. Met. Alleg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500" calcext:value-type="float">
            <text:p>4500</text:p>
          </table:table-cell>
          <table:table-cell office:value-type="float" office:value="1065" calcext:value-type="float">
            <text:p>10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0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a02ad24d2x408hzb0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azzo della Torre</text:p>
          </table:table-cell>
          <table:table-cell office:value-type="string" calcext:value-type="string">
            <text:p>Allegrini</text:p>
          </table:table-cell>
          <table:table-cell office:value-type="float" office:value="48.683804" calcext:value-type="float">
            <text:p>48.6838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docg Comune Serralunga C.Legno</text:p>
          </table:table-cell>
          <table:table-cell office:value-type="string" calcext:value-type="string">
            <text:p>Angelo Neg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000" calcext:value-type="float">
            <text:p>6000</text:p>
          </table:table-cell>
          <table:table-cell office:value-type="float" office:value="2540" calcext:value-type="float">
            <text:p>2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3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y3y1kqf6tebnn50gn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del Comune di Serralunga d’Alba</text:p>
          </table:table-cell>
          <table:table-cell office:value-type="string" calcext:value-type="string">
            <text:p>Negro Angelo</text:p>
          </table:table-cell>
          <table:table-cell office:value-type="float" office:value="50.179733" calcext:value-type="float">
            <text:p>50.1797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rachiosso Roero docg (Omaggio)</text:p>
          </table:table-cell>
          <table:table-cell office:value-type="string" calcext:value-type="string">
            <text:p>Angelo Neg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500" calcext:value-type="float">
            <text:p>2500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3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rfe6yv841ms5t057e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achiosso Nebbiolo Roero</text:p>
          </table:table-cell>
          <table:table-cell office:value-type="string" calcext:value-type="string">
            <text:p>Negro Angelo</text:p>
          </table:table-cell>
          <table:table-cell office:value-type="float" office:value="54.4801" calcext:value-type="float">
            <text:p>54.48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disfa' - Roero docg Riserva</text:p>
          </table:table-cell>
          <table:table-cell office:value-type="string" calcext:value-type="string">
            <text:p>Angelo Neg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000" calcext:value-type="float">
            <text:p>6000</text:p>
          </table:table-cell>
          <table:table-cell office:value-type="float" office:value="2213" calcext:value-type="float">
            <text:p>2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3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rf6jmyd1egy7bpg47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Roero Riserva Sudisfà</text:p>
          </table:table-cell>
          <table:table-cell office:value-type="string" calcext:value-type="string">
            <text:p>Negro Angelo</text:p>
          </table:table-cell>
          <table:table-cell office:value-type="float" office:value="55.128696" calcext:value-type="float">
            <text:p>55.1286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ignanello Sang.C.S +C.F.Barrique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5000" calcext:value-type="float">
            <text:p>15000</text:p>
          </table:table-cell>
          <table:table-cell office:value-type="float" office:value="5819" calcext:value-type="float">
            <text:p>58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v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3.244244" calcext:value-type="float">
            <text:p>33.2442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falco Rosso Riserva doc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000" calcext:value-type="float">
            <text:p>5000</text:p>
          </table:table-cell>
          <table:table-cell office:value-type="float" office:value="1311" calcext:value-type="float">
            <text:p>13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4+bar009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gtdj3xcbecw69tg5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Montefalco Rosso</text:p>
          </table:table-cell>
          <table:table-cell office:value-type="string" calcext:value-type="string">
            <text:p>Arnaldo-Caprai</text:p>
          </table:table-cell>
          <table:table-cell office:value-type="float" office:value="53.463284" calcext:value-type="float">
            <text:p>53.4632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falco Rosso Riserva doc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393" calcext:value-type="float">
            <text:p>139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gtdj3xcbecw69tg5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Montefalco Rosso</text:p>
          </table:table-cell>
          <table:table-cell office:value-type="string" calcext:value-type="string">
            <text:p>Arnaldo-Caprai</text:p>
          </table:table-cell>
          <table:table-cell office:value-type="float" office:value="53.463284" calcext:value-type="float">
            <text:p>53.4632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falco Sagrantino - 25 Anni docg 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000" calcext:value-type="float">
            <text:p>10000</text:p>
          </table:table-cell>
          <table:table-cell office:value-type="float" office:value="3278" calcext:value-type="float">
            <text:p>3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ba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gtgq4pa2w8y1fjxh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rantino 25 Anni</text:p>
          </table:table-cell>
          <table:table-cell office:value-type="string" calcext:value-type="string">
            <text:p>Arnaldo-Caprai</text:p>
          </table:table-cell>
          <table:table-cell office:value-type="float" office:value="63.174847" calcext:value-type="float">
            <text:p>63.1748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falco Sagrantino - 25 Anni docg 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000" calcext:value-type="float">
            <text:p>10000</text:p>
          </table:table-cell>
          <table:table-cell office:value-type="float" office:value="3278" calcext:value-type="float">
            <text:p>32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4 - legno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gtgq4pa2w8y1fjxh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rantino 25 Anni</text:p>
          </table:table-cell>
          <table:table-cell office:value-type="string" calcext:value-type="string">
            <text:p>Arnaldo-Caprai</text:p>
          </table:table-cell>
          <table:table-cell office:value-type="float" office:value="63.174847" calcext:value-type="float">
            <text:p>63.1748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gna Flaminia Maremmana (Montefalco Rosso doc)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grp9abymnq375z6r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falco Vigna Flaminia-Maremmana Rosso</text:p>
          </table:table-cell>
          <table:table-cell office:value-type="string" calcext:value-type="string">
            <text:p>Arnaldo-Caprai</text:p>
          </table:table-cell>
          <table:table-cell office:value-type="float" office:value="65.31348" calcext:value-type="float">
            <text:p>65.313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inca Monasterio Baron De Ley</text:p>
          </table:table-cell>
          <table:table-cell office:value-type="string" calcext:value-type="string">
            <text:p>Baron De Ley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1721" calcext:value-type="float">
            <text:p>17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8</text:p>
          </table:table-cell>
          <table:table-cell office:value-type="string" calcext:value-type="string">
            <text:p>Fornitore: Boli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yt1swkrtcvd3k8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nca Monasterio Rioja</text:p>
          </table:table-cell>
          <table:table-cell office:value-type="string" calcext:value-type="string">
            <text:p>Baron de Ley</text:p>
          </table:table-cell>
          <table:table-cell office:value-type="float" office:value="40.76673" calcext:value-type="float">
            <text:p>40.766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Valpolicella Classico docg 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15000" calcext:value-type="float">
            <text:p>15000</text:p>
          </table:table-cell>
          <table:table-cell office:value-type="float" office:value="5491" calcext:value-type="float">
            <text:p>54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2 - legno+tav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0.960445" calcext:value-type="float">
            <text:p>40.9604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Jiasik Rosso Cabernet Sauvignon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819" calcext:value-type="float">
            <text:p>8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r007+carn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w21agn19vzr4h1zdh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iasik Rosso</text:p>
          </table:table-cell>
          <table:table-cell office:value-type="string" calcext:value-type="string">
            <text:p>Borgo San Daniele</text:p>
          </table:table-cell>
          <table:table-cell office:value-type="float" office:value="50.59685" calcext:value-type="float">
            <text:p>50.596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icco Dell'uccellone</text:p>
          </table:table-cell>
          <table:table-cell office:value-type="string" calcext:value-type="string">
            <text:p>Brai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000" calcext:value-type="float">
            <text:p>10000</text:p>
          </table:table-cell>
          <table:table-cell office:value-type="float" office:value="2786" calcext:value-type="float">
            <text:p>27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v10</text:p>
          </table:table-cell>
          <table:table-cell office:value-type="string" calcext:value-type="string">
            <text:p>Fornitore: TOL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0fyqcc0945rr0se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Bricco dell'Uccellone</text:p>
          </table:table-cell>
          <table:table-cell office:value-type="string" calcext:value-type="string">
            <text:p>Braida</text:p>
          </table:table-cell>
          <table:table-cell office:value-type="float" office:value="43.773937" calcext:value-type="float">
            <text:p>43.7739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</text:p>
          </table:table-cell>
          <table:table-cell office:value-type="string" calcext:value-type="string">
            <text:p>Brandol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000" calcext:value-type="float">
            <text:p>2000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w0pna4n405bgzyw1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 dal Peduncolo rosso</text:p>
          </table:table-cell>
          <table:table-cell office:value-type="string" calcext:value-type="string">
            <text:p>Conte Brandolini d'Adda</text:p>
          </table:table-cell>
          <table:table-cell office:value-type="float" office:value="22.327394" calcext:value-type="float">
            <text:p>22.3273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omo</text:p>
          </table:table-cell>
          <table:table-cell office:value-type="string" calcext:value-type="string">
            <text:p>Brandol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wvgngb3qncn7dgr2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tomo Bio</text:p>
          </table:table-cell>
          <table:table-cell office:value-type="string" calcext:value-type="string">
            <text:p>Conte Brandolini d'Adda</text:p>
          </table:table-cell>
          <table:table-cell office:value-type="float" office:value="27.325628" calcext:value-type="float">
            <text:p>27.3256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omo</text:p>
          </table:table-cell>
          <table:table-cell office:value-type="string" calcext:value-type="string">
            <text:p>Brandol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2+bar0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wvgngb3qncn7dgr2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tomo Bio</text:p>
          </table:table-cell>
          <table:table-cell office:value-type="string" calcext:value-type="string">
            <text:p>Conte Brandolini d'Adda</text:p>
          </table:table-cell>
          <table:table-cell office:value-type="float" office:value="27.325628" calcext:value-type="float">
            <text:p>27.3256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'Asti Superiore</text:p>
          </table:table-cell>
          <table:table-cell office:value-type="string" calcext:value-type="string">
            <text:p>Ca Bian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3+bar002</text:p>
          </table:table-cell>
          <table:table-cell office:value-type="string" calcext:value-type="string">
            <text:p>Fornitore: GIV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6zq8z5b7mnbbj38p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Superiore</text:p>
          </table:table-cell>
          <table:table-cell office:value-type="string" calcext:value-type="string">
            <text:p>Tenimenti Ca'Bianca</text:p>
          </table:table-cell>
          <table:table-cell office:value-type="float" office:value="41.690205" calcext:value-type="float">
            <text:p>41.6902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</text:p>
          </table:table-cell>
          <table:table-cell office:value-type="string" calcext:value-type="string">
            <text:p>Ca Bian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573" calcext:value-type="float">
            <text:p>5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3+bar002</text:p>
          </table:table-cell>
          <table:table-cell office:value-type="string" calcext:value-type="string">
            <text:p>Fornitore: GIV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5ebarpxr0m8fyf85w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Tenimenti Ca'Bianca</text:p>
          </table:table-cell>
          <table:table-cell office:value-type="float" office:value="38.712368" calcext:value-type="float">
            <text:p>38.7123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</text:p>
          </table:table-cell>
          <table:table-cell office:value-type="string" calcext:value-type="string">
            <text:p>Ca Bian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573" calcext:value-type="float">
            <text:p>5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4+abbattitore</text:p>
          </table:table-cell>
          <table:table-cell office:value-type="string" calcext:value-type="string">
            <text:p>Fornitore: GIV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5ebarpxr0m8fyf85w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Tenimenti Ca'Bianca</text:p>
          </table:table-cell>
          <table:table-cell office:value-type="float" office:value="38.712368" calcext:value-type="float">
            <text:p>38.7123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ioravanti - Pinot Nero dell'Oltrepò Pavese doc </text:p>
          </table:table-cell>
          <table:table-cell office:value-type="string" calcext:value-type="string">
            <text:p>Calatr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2500" calcext:value-type="float">
            <text:p>2500</text:p>
          </table:table-cell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3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ncphwjw90tsebxe6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Fioravanti</text:p>
          </table:table-cell>
          <table:table-cell office:value-type="string" calcext:value-type="string">
            <text:p>Calatroni</text:p>
          </table:table-cell>
          <table:table-cell office:value-type="float" office:value="48.52528" calcext:value-type="float">
            <text:p>48.525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El Gat Ros</text:p>
          </table:table-cell>
          <table:table-cell office:value-type="string" calcext:value-type="string">
            <text:p>Carolina Gatti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0-top+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79z0df33htd2g0bb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l Gat Ros</text:p>
          </table:table-cell>
          <table:table-cell office:value-type="string" calcext:value-type="string">
            <text:p>Gatti</text:p>
          </table:table-cell>
          <table:table-cell office:value-type="float" office:value="45.988068" calcext:value-type="float">
            <text:p>45.9880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aboso</text:p>
          </table:table-cell>
          <table:table-cell office:value-type="string" calcext:value-type="string">
            <text:p>Carolina Ga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100" calcext:value-type="float">
            <text:p>2100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7x7aptpf2s9b3s6e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aboso</text:p>
          </table:table-cell>
          <table:table-cell office:value-type="string" calcext:value-type="string">
            <text:p>Gatti</text:p>
          </table:table-cell>
          <table:table-cell office:value-type="float" office:value="36.477577" calcext:value-type="float">
            <text:p>36.4775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 Sodi di S. Nicolò</text:p>
          </table:table-cell>
          <table:table-cell office:value-type="string" calcext:value-type="string">
            <text:p>Castellare di Castell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278" calcext:value-type="float">
            <text:p>3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ba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2hxt8mx9sfhqn7v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 Sodi di S. Niccolò</text:p>
          </table:table-cell>
          <table:table-cell office:value-type="string" calcext:value-type="string">
            <text:p>Castellare</text:p>
          </table:table-cell>
          <table:table-cell office:value-type="float" office:value="49.738247" calcext:value-type="float">
            <text:p>49.7382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docg</text:p>
          </table:table-cell>
          <table:table-cell office:value-type="string" calcext:value-type="string">
            <text:p>Castello di 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1393" calcext:value-type="float">
            <text:p>13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3+bar0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58e1b3jk0y3k9ts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stello di Ama</text:p>
          </table:table-cell>
          <table:table-cell office:value-type="float" office:value="40.96326" calcext:value-type="float">
            <text:p>40.963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rtas Primitivo del Salento</text:p>
          </table:table-cell>
          <table:table-cell office:value-type="string" calcext:value-type="string">
            <text:p>Castello Mona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1639" calcext:value-type="float">
            <text:p>16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Fornitore: GIV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4qsdj9vggv33c33r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Salento Artas</text:p>
          </table:table-cell>
          <table:table-cell office:value-type="string" calcext:value-type="string">
            <text:p>Castello Monaci</text:p>
          </table:table-cell>
          <table:table-cell office:value-type="float" office:value="56.741158" calcext:value-type="float">
            <text:p>56.7411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ru Negroamaro Salento igt</text:p>
          </table:table-cell>
          <table:table-cell office:value-type="string" calcext:value-type="string">
            <text:p>Castello Mona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8</text:p>
          </table:table-cell>
          <table:table-cell office:value-type="string" calcext:value-type="string">
            <text:p>Fornitore: GIV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3atthgzhq3znk125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groamaro Salento Maru</text:p>
          </table:table-cell>
          <table:table-cell office:value-type="string" calcext:value-type="string">
            <text:p>Castello Monaci</text:p>
          </table:table-cell>
          <table:table-cell office:value-type="float" office:value="55.018864" calcext:value-type="float">
            <text:p>55.0188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at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ck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yea97wmmagbfda3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unate</text:p>
          </table:table-cell>
          <table:table-cell office:value-type="string" calcext:value-type="string">
            <text:p>Ceretto</text:p>
          </table:table-cell>
          <table:table-cell office:value-type="float" office:value="36.894783" calcext:value-type="float">
            <text:p>36.8947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olcetto Rossana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pdnjf9qax3c3x1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lcetto D'Alba Rossana Bio</text:p>
          </table:table-cell>
          <table:table-cell office:value-type="string" calcext:value-type="string">
            <text:p>Ceretto</text:p>
          </table:table-cell>
          <table:table-cell office:value-type="float" office:value="36.43735" calcext:value-type="float">
            <text:p>36.437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olcetto Rossana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pdnjf9qax3c3x1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lcetto D'Alba Rossana Bio</text:p>
          </table:table-cell>
          <table:table-cell office:value-type="string" calcext:value-type="string">
            <text:p>Ceretto</text:p>
          </table:table-cell>
          <table:table-cell office:value-type="float" office:value="36.43735" calcext:value-type="float">
            <text:p>36.437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sordo Langhe Bio doc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311" calcext:value-type="float">
            <text:p>13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3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4ng9xz5qjspjhnz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Monsordo</text:p>
          </table:table-cell>
          <table:table-cell office:value-type="string" calcext:value-type="string">
            <text:p>Ceretto</text:p>
          </table:table-cell>
          <table:table-cell office:value-type="float" office:value="40.92514" calcext:value-type="float">
            <text:p>40.925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sordo Langhe Bio doc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475" calcext:value-type="float">
            <text:p>14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ornitore: O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4ng9xz5qjspjhnz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Monsordo</text:p>
          </table:table-cell>
          <table:table-cell office:value-type="string" calcext:value-type="string">
            <text:p>Ceretto</text:p>
          </table:table-cell>
          <table:table-cell office:value-type="float" office:value="40.92514" calcext:value-type="float">
            <text:p>40.925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rapo'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ck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hmbxr0sw4wbs86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rapò</text:p>
          </table:table-cell>
          <table:table-cell office:value-type="string" calcext:value-type="string">
            <text:p>Ceretto</text:p>
          </table:table-cell>
          <table:table-cell office:value-type="float" office:value="39.47006" calcext:value-type="float">
            <text:p>39.470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ateaunef - Du - Pape (Cote Du Rohn)</text:p>
          </table:table-cell>
          <table:table-cell office:value-type="string" calcext:value-type="string">
            <text:p>Chateau Mont Re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3688" calcext:value-type="float">
            <text:p>36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Fornitore: Ceretto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xdbyp498dk50r5w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neuf-du-Pape</text:p>
          </table:table-cell>
          <table:table-cell office:value-type="string" calcext:value-type="string">
            <text:p>Château Mont-Redon</text:p>
          </table:table-cell>
          <table:table-cell office:value-type="float" office:value="52.761078" calcext:value-type="float">
            <text:p>52.7610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ran Terran -Terrano 100% Umago</text:p>
          </table:table-cell>
          <table:table-cell office:value-type="string" calcext:value-type="string">
            <text:p>Coronica More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6000" calcext:value-type="float">
            <text:p>6000</text:p>
          </table:table-cell>
          <table:table-cell office:value-type="float" office:value="2213" calcext:value-type="float">
            <text:p>2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zion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6qc9qvxpnyrqq4a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 Teran</text:p>
          </table:table-cell>
          <table:table-cell office:value-type="string" calcext:value-type="string">
            <text:p>Coronica</text:p>
          </table:table-cell>
          <table:table-cell office:value-type="float" office:value="41.907814" calcext:value-type="float">
            <text:p>41.9078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an - Terrano (Umago)</text:p>
          </table:table-cell>
          <table:table-cell office:value-type="string" calcext:value-type="string">
            <text:p>Coronica More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500" calcext:value-type="float">
            <text:p>5500</text:p>
          </table:table-cell>
          <table:table-cell office:value-type="float" office:value="1967" calcext:value-type="float">
            <text:p>19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7m7x8zvzv1z92r6a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an</text:p>
          </table:table-cell>
          <table:table-cell office:value-type="string" calcext:value-type="string">
            <text:p>Coronica</text:p>
          </table:table-cell>
          <table:table-cell office:value-type="float" office:value="40.740936" calcext:value-type="float">
            <text:p>40.7409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Franc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v10+s1+bar007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9z4r9wn1re1t61jy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Venezia Giulia</text:p>
          </table:table-cell>
          <table:table-cell office:value-type="string" calcext:value-type="string">
            <text:p>Fiegl</text:p>
          </table:table-cell>
          <table:table-cell office:value-type="float" office:value="34.44163" calcext:value-type="float">
            <text:p>34.441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2000" calcext:value-type="float">
            <text:p>2000</text:p>
          </table:table-cell>
          <table:table-cell office:value-type="float" office:value="573" calcext:value-type="float">
            <text:p>5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av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95qpwbxfa9psjyz6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Venezia Giulia</text:p>
          </table:table-cell>
          <table:table-cell office:value-type="string" calcext:value-type="string">
            <text:p>Fiegl</text:p>
          </table:table-cell>
          <table:table-cell office:value-type="float" office:value="32.50944" calcext:value-type="float">
            <text:p>32.509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docg Serralunga d'Alba</text:p>
          </table:table-cell>
          <table:table-cell office:value-type="string" calcext:value-type="string">
            <text:p>Fontanafred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200" calcext:value-type="float">
            <text:p>7200</text:p>
          </table:table-cell>
          <table:table-cell office:value-type="float" office:value="2459" calcext:value-type="float">
            <text:p>2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zion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a32n43s6yw85t7x8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erralunga d'Alba</text:p>
          </table:table-cell>
          <table:table-cell office:value-type="string" calcext:value-type="string">
            <text:p>Fontanafredda</text:p>
          </table:table-cell>
          <table:table-cell office:value-type="float" office:value="46.206844" calcext:value-type="float">
            <text:p>46.2068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docg Serralunga d'Alba</text:p>
          </table:table-cell>
          <table:table-cell office:value-type="string" calcext:value-type="string">
            <text:p>Fontanafred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1885" calcext:value-type="float">
            <text:p>18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3+ingresso+bar00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a32n43s6yw85t7x8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erralunga d'Alba</text:p>
          </table:table-cell>
          <table:table-cell office:value-type="string" calcext:value-type="string">
            <text:p>Fontanafredda</text:p>
          </table:table-cell>
          <table:table-cell office:value-type="float" office:value="46.206844" calcext:value-type="float">
            <text:p>46.2068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Form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007+sarpi</text:p>
          </table:table-cell>
          <table:table-cell office:value-type="string" calcext:value-type="string">
            <text:p>Fornitore: GIV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j6qvefdb8500c71kc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lio Merlot</text:p>
          </table:table-cell>
          <table:table-cell office:value-type="string" calcext:value-type="string">
            <text:p>Conti Formentini</text:p>
          </table:table-cell>
          <table:table-cell office:value-type="float" office:value="27.97391" calcext:value-type="float">
            <text:p>27.973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Form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2+bar007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j6qvefdb8500c71kc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lio Merlot</text:p>
          </table:table-cell>
          <table:table-cell office:value-type="string" calcext:value-type="string">
            <text:p>Conti Formentini</text:p>
          </table:table-cell>
          <table:table-cell office:value-type="float" office:value="27.97391" calcext:value-type="float">
            <text:p>27.973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</text:p>
          </table:table-cell>
          <table:table-cell office:value-type="string" calcext:value-type="string">
            <text:p>Frances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00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gz5050cq3dyk0sj8p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 Bio</text:p>
          </table:table-cell>
          <table:table-cell office:value-type="string" calcext:value-type="string">
            <text:p>Clerico Francesco</text:p>
          </table:table-cell>
          <table:table-cell office:value-type="float" office:value="50.310307" calcext:value-type="float">
            <text:p>50.3103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ucente igt</text:p>
          </table:table-cell>
          <table:table-cell office:value-type="string" calcext:value-type="string">
            <text:p>Frescobald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229" calcext:value-type="float">
            <text:p>12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4+Frigo Sala sx+bar010</text:p>
          </table:table-cell>
          <table:table-cell office:value-type="string" calcext:value-type="string">
            <text:p>Fornitore: Friend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t1289514mmb8xrf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nte</text:p>
          </table:table-cell>
          <table:table-cell office:value-type="string" calcext:value-type="string">
            <text:p>Frescobaldi - Tenuta Luce</text:p>
          </table:table-cell>
          <table:table-cell office:value-type="float" office:value="30.526419" calcext:value-type="float">
            <text:p>30.5264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Colli Trevigiani docg </text:p>
          </table:table-cell>
          <table:table-cell office:value-type="string" calcext:value-type="string">
            <text:p>Gregol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ar004+cheba giù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smpsdvns8nvydrsf1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</text:p>
          </table:table-cell>
          <table:table-cell office:value-type="string" calcext:value-type="string">
            <text:p>Gregoletto</text:p>
          </table:table-cell>
          <table:table-cell office:value-type="float" office:value="33.07304" calcext:value-type="float">
            <text:p>33.073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Colli Trevigiani docg</text:p>
          </table:table-cell>
          <table:table-cell office:value-type="string" calcext:value-type="string">
            <text:p>Gregol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573" calcext:value-type="float">
            <text:p>5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004+cheba giù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smh2bt5vr0mtescnx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Gregoletto</text:p>
          </table:table-cell>
          <table:table-cell office:value-type="float" office:value="33.86823" calcext:value-type="float">
            <text:p>33.868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"Guera" Barbera d'Asti Superiore docg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311" calcext:value-type="float">
            <text:p>13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3+bar00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j01xvtbc4vfaasq4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eto Guera Barbera d'Asti</text:p>
          </table:table-cell>
          <table:table-cell office:value-type="string" calcext:value-type="string">
            <text:p>Il Mongetto</text:p>
          </table:table-cell>
          <table:table-cell office:value-type="float" office:value="53.020832" calcext:value-type="float">
            <text:p>53.0208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"Guera" Barbera d'Asti Superiore docg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393" calcext:value-type="float">
            <text:p>13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3+bar002+cheba giù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j01xvtbc4vfaasq4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eto Guera Barbera d'Asti</text:p>
          </table:table-cell>
          <table:table-cell office:value-type="string" calcext:value-type="string">
            <text:p>Il Mongetto</text:p>
          </table:table-cell>
          <table:table-cell office:value-type="float" office:value="53.020832" calcext:value-type="float">
            <text:p>53.0208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el Monferrato doc Superiore 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zion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52td2bbpqmbja71b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el Monferrato Superiore</text:p>
          </table:table-cell>
          <table:table-cell office:value-type="string" calcext:value-type="string">
            <text:p>Il Mongetto</text:p>
          </table:table-cell>
          <table:table-cell office:value-type="float" office:value="53.91041" calcext:value-type="float">
            <text:p>53.910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el Monferrato doc Superiore 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000" calcext:value-type="float">
            <text:p>3000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52td2bbpqmbja71b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el Monferrato Superiore</text:p>
          </table:table-cell>
          <table:table-cell office:value-type="string" calcext:value-type="string">
            <text:p>Il Mongetto</text:p>
          </table:table-cell>
          <table:table-cell office:value-type="float" office:value="53.91041" calcext:value-type="float">
            <text:p>53.910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el Monferrato doc Superiore 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400" calcext:value-type="float">
            <text:p>3400</text:p>
          </table:table-cell>
          <table:table-cell office:value-type="float" office:value="819" calcext:value-type="float">
            <text:p>8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3+bar00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52td2bbpqmbja71b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el Monferrato Superiore</text:p>
          </table:table-cell>
          <table:table-cell office:value-type="string" calcext:value-type="string">
            <text:p>Il Mongetto</text:p>
          </table:table-cell>
          <table:table-cell office:value-type="float" office:value="53.91041" calcext:value-type="float">
            <text:p>53.910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el Monferrato doc Superiore 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00" calcext:value-type="float">
            <text:p>3400</text:p>
          </table:table-cell>
          <table:table-cell office:value-type="float" office:value="983" calcext:value-type="float">
            <text:p>9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3+bar002+cheba giù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52td2bbpqmbja71b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el Monferrato Superiore</text:p>
          </table:table-cell>
          <table:table-cell office:value-type="string" calcext:value-type="string">
            <text:p>Il Mongetto</text:p>
          </table:table-cell>
          <table:table-cell office:value-type="float" office:value="53.91041" calcext:value-type="float">
            <text:p>53.910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Vin De France Cote D'or</text:p>
          </table:table-cell>
          <table:table-cell office:value-type="string" calcext:value-type="string">
            <text:p>Jaffelin Borgog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4+bar008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dck0p73s6h69mzym1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Jaffelin</text:p>
          </table:table-cell>
          <table:table-cell office:value-type="float" office:value="31.578289" calcext:value-type="float">
            <text:p>31.5782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ote De Nuits (Pinot Nero)</text:p>
          </table:table-cell>
          <table:table-cell office:value-type="string" calcext:value-type="string">
            <text:p>Joseph Faivel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295" calcext:value-type="float">
            <text:p>2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4+bar008</text:p>
          </table:table-cell>
          <table:table-cell office:value-type="string" calcext:value-type="string">
            <text:p>Fornitore: Friend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tcwxp96kh013apbs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te de Nuits Villages</text:p>
          </table:table-cell>
          <table:table-cell office:value-type="string" calcext:value-type="string">
            <text:p>Domaine Faiveley</text:p>
          </table:table-cell>
          <table:table-cell office:value-type="float" office:value="30.203554" calcext:value-type="float">
            <text:p>30.2035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ella Castellada - 80% Merlot +Cab.Sau</text:p>
          </table:table-cell>
          <table:table-cell office:value-type="string" calcext:value-type="string">
            <text:p>La Castella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000" calcext:value-type="float">
            <text:p>8000</text:p>
          </table:table-cell>
          <table:table-cell office:value-type="float" office:value="2459" calcext:value-type="float">
            <text:p>24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Sala sx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7rcye6mxrkgrdmn8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ella Castellada</text:p>
          </table:table-cell>
          <table:table-cell office:value-type="string" calcext:value-type="string">
            <text:p>La Castellada</text:p>
          </table:table-cell>
          <table:table-cell office:value-type="float" office:value="50.145412" calcext:value-type="float">
            <text:p>50.1454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rche' Croatina- Spezie, Bals. Erbe Ar. Barriq</text:p>
          </table:table-cell>
          <table:table-cell office:value-type="string" calcext:value-type="string">
            <text:p>La Colomb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500" calcext:value-type="float">
            <text:p>3500</text:p>
          </table:table-cell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exw1hfahn8shp8g61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ché</text:p>
          </table:table-cell>
          <table:table-cell office:value-type="string" calcext:value-type="string">
            <text:p>La Colombera - Piercarlo Semino</text:p>
          </table:table-cell>
          <table:table-cell office:value-type="float" office:value="32.372944" calcext:value-type="float">
            <text:p>32.3729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.</text:p>
          </table:table-cell>
          <table:table-cell office:value-type="string" calcext:value-type="string">
            <text:p>La Mannella di Cortone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500" calcext:value-type="float">
            <text:p>7500</text:p>
          </table:table-cell>
          <table:table-cell office:value-type="float" office:value="2622" calcext:value-type="float">
            <text:p>2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0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mwafe67896sa422ar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rtonesi (La Mannella)</text:p>
          </table:table-cell>
          <table:table-cell office:value-type="float" office:value="57.192356" calcext:value-type="float">
            <text:p>57.1923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onus Toscana Rosso</text:p>
          </table:table-cell>
          <table:table-cell office:value-type="string" calcext:value-type="string">
            <text:p>La Mannella di Cortone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655" calcext:value-type="float">
            <text:p>6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0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k5tdbqtpnhrdcnqa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éonus</text:p>
          </table:table-cell>
          <table:table-cell office:value-type="string" calcext:value-type="string">
            <text:p>Cortonesi (La Mannella)</text:p>
          </table:table-cell>
          <table:table-cell office:value-type="float" office:value="59.52823" calcext:value-type="float">
            <text:p>59.528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nco dei Roseti Rosso</text:p>
          </table:table-cell>
          <table:table-cell office:value-type="string" calcext:value-type="string">
            <text:p>Le Vigne di Zamò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3000" calcext:value-type="float">
            <text:p>3000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z73tz5r7dg72brm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nco dei Roseti</text:p>
          </table:table-cell>
          <table:table-cell office:value-type="string" calcext:value-type="string">
            <text:p>Le Vigne di Zamò</text:p>
          </table:table-cell>
          <table:table-cell office:value-type="float" office:value="52.75148" calcext:value-type="float">
            <text:p>52.751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tigo - Merlot e Cab.Sauvignon</text:p>
          </table:table-cell>
          <table:table-cell office:value-type="string" calcext:value-type="string">
            <text:p>Livio 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901" calcext:value-type="float">
            <text:p>9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2+bar007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v9y7t62t3vethmey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tigo</text:p>
          </table:table-cell>
          <table:table-cell office:value-type="string" calcext:value-type="string">
            <text:p>Livio Felluga</text:p>
          </table:table-cell>
          <table:table-cell office:value-type="float" office:value="53.24182" calcext:value-type="float">
            <text:p>53.241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son - Pinot Ner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2213" calcext:value-type="float">
            <text:p>2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8jt956tpj87xh1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Bio</text:p>
          </table:table-cell>
          <table:table-cell office:value-type="string" calcext:value-type="string">
            <text:p>Manincor</text:p>
          </table:table-cell>
          <table:table-cell office:value-type="float" office:value="40.68961" calcext:value-type="float">
            <text:p>40.689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olcetto d'Alba doc</text:p>
          </table:table-cell>
          <table:table-cell office:value-type="string" calcext:value-type="string">
            <text:p>Marinac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000" calcext:value-type="float">
            <text:p>3000</text:p>
          </table:table-cell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3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xz2yckpgbjfjy4fk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lcetto d'Alba</text:p>
          </table:table-cell>
          <table:table-cell office:value-type="string" calcext:value-type="string">
            <text:p>Manuel Marinacci</text:p>
          </table:table-cell>
          <table:table-cell office:value-type="float" office:value="40.33914" calcext:value-type="float">
            <text:p>40.339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al (Tazzelenghe, Mer, C.Sau. Mariotti)</text:p>
          </table:table-cell>
          <table:table-cell office:value-type="string" calcext:value-type="string">
            <text:p>Moschi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5000" calcext:value-type="float">
            <text:p>5000</text:p>
          </table:table-cell>
          <table:table-cell office:value-type="float" office:value="1885" calcext:value-type="float">
            <text:p>1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Sala sx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jre0y0r2gykrdkzg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Reâl</text:p>
          </table:table-cell>
          <table:table-cell office:value-type="string" calcext:value-type="string">
            <text:p>Moschioni</text:p>
          </table:table-cell>
          <table:table-cell office:value-type="float" office:value="39.14995" calcext:value-type="float">
            <text:p>39.149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al (Tazzelenghe, Mer, C.Sau. Mariotti)</text:p>
          </table:table-cell>
          <table:table-cell office:value-type="string" calcext:value-type="string">
            <text:p>Moschi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000" calcext:value-type="float">
            <text:p>5000</text:p>
          </table:table-cell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go Sala sx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jre0y0r2gykrdkzg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Reâl</text:p>
          </table:table-cell>
          <table:table-cell office:value-type="string" calcext:value-type="string">
            <text:p>Moschioni</text:p>
          </table:table-cell>
          <table:table-cell office:value-type="float" office:value="39.14995" calcext:value-type="float">
            <text:p>39.149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Celtico (Merlot e Cab Sauvignon Mariotti)</text:p>
          </table:table-cell>
          <table:table-cell office:value-type="string" calcext:value-type="string">
            <text:p>Moschion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000" calcext:value-type="float">
            <text:p>5000</text:p>
          </table:table-cell>
          <table:table-cell office:value-type="float" office:value="1885" calcext:value-type="float">
            <text:p>18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go Sala sx+bar00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jx6w0wx63xvrs0sn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Celtico</text:p>
          </table:table-cell>
          <table:table-cell office:value-type="string" calcext:value-type="string">
            <text:p>Moschioni</text:p>
          </table:table-cell>
          <table:table-cell office:value-type="float" office:value="46.857727" calcext:value-type="float">
            <text:p>46.8577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iuen Nebbiolo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737" calcext:value-type="float">
            <text:p>7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00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10fzq2qa9zwy7z1p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Valtellina Giùen</text:p>
          </table:table-cell>
          <table:table-cell office:value-type="string" calcext:value-type="string">
            <text:p>Nino Negri</text:p>
          </table:table-cell>
          <table:table-cell office:value-type="float" office:value="42.65596" calcext:value-type="float">
            <text:p>42.655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ssorosso-Grumello 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1885" calcext:value-type="float">
            <text:p>18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4+tav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1azgwqca3yna2nbb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Sassorosso Grumello</text:p>
          </table:table-cell>
          <table:table-cell office:value-type="string" calcext:value-type="string">
            <text:p>Nino Negri</text:p>
          </table:table-cell>
          <table:table-cell office:value-type="float" office:value="47.98538" calcext:value-type="float">
            <text:p>47.985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fursat 5 Stelle 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900" calcext:value-type="float">
            <text:p>9900</text:p>
          </table:table-cell>
          <table:table-cell office:value-type="float" office:value="4672" calcext:value-type="float">
            <text:p>46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1s7wrcryy88b5gc8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forzato di Valtellina Sfursat 5 Stelle</text:p>
          </table:table-cell>
          <table:table-cell office:value-type="string" calcext:value-type="string">
            <text:p>Nino Negri</text:p>
          </table:table-cell>
          <table:table-cell office:value-type="float" office:value="49.87494" calcext:value-type="float">
            <text:p>49.874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fursat Valtellina Carlo Negri docg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000" calcext:value-type="float">
            <text:p>9000</text:p>
          </table:table-cell>
          <table:table-cell office:value-type="float" office:value="2459" calcext:value-type="float">
            <text:p>2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4</text:p>
          </table:table-cell>
          <table:table-cell office:value-type="string" calcext:value-type="string">
            <text:p>Fornitore: GIV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10qm2jmjmq1at2v3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fursat Carlo Negri</text:p>
          </table:table-cell>
          <table:table-cell office:value-type="string" calcext:value-type="string">
            <text:p>Nino Negri</text:p>
          </table:table-cell>
          <table:table-cell office:value-type="float" office:value="58.573124" calcext:value-type="float">
            <text:p>58.5731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fursat Valtellina Carlo Negri docg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000" calcext:value-type="float">
            <text:p>7000</text:p>
          </table:table-cell>
          <table:table-cell office:value-type="float" office:value="2049" calcext:value-type="float">
            <text:p>2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004+tav10-top</text:p>
          </table:table-cell>
          <table:table-cell office:value-type="string" calcext:value-type="string">
            <text:p>Fornitore: GIV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10qm2jmjmq1at2v3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fursat Carlo Negri</text:p>
          </table:table-cell>
          <table:table-cell office:value-type="string" calcext:value-type="string">
            <text:p>Nino Negri</text:p>
          </table:table-cell>
          <table:table-cell office:value-type="float" office:value="58.573124" calcext:value-type="float">
            <text:p>58.5731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fursat Valtellina Carlo Negri docg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000" calcext:value-type="float">
            <text:p>8000</text:p>
          </table:table-cell>
          <table:table-cell office:value-type="float" office:value="2459" calcext:value-type="float">
            <text:p>24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004+tav10-top</text:p>
          </table:table-cell>
          <table:table-cell office:value-type="string" calcext:value-type="string">
            <text:p>Fornitore: GIV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10qm2jmjmq1at2v3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fursat Carlo Negri</text:p>
          </table:table-cell>
          <table:table-cell office:value-type="string" calcext:value-type="string">
            <text:p>Nino Negri</text:p>
          </table:table-cell>
          <table:table-cell office:value-type="float" office:value="58.573124" calcext:value-type="float">
            <text:p>58.5731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lanotte</text:p>
          </table:table-cell>
          <table:table-cell office:value-type="string" calcext:value-type="string">
            <text:p>Ornella Mol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6rbbvyqxayj77pfw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aboso Piave Malanotte</text:p>
          </table:table-cell>
          <table:table-cell office:value-type="string" calcext:value-type="string">
            <text:p>Ornella Molon</text:p>
          </table:table-cell>
          <table:table-cell office:value-type="float" office:value="48.0283" calcext:value-type="float">
            <text:p>48.02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olgheri Ornellaia</text:p>
          </table:table-cell>
          <table:table-cell office:value-type="string" calcext:value-type="string">
            <text:p>Ornellaia Bolgh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0245" calcext:value-type="float">
            <text:p>10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5557" calcext:value-type="float">
            <text:p>43.955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terico Nero D'avola</text:p>
          </table:table-cell>
          <table:table-cell office:value-type="string" calcext:value-type="string">
            <text:p>Pelleg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9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sscyrtnrvypvf3gq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terico Da Uve Nero d'Avola</text:p>
          </table:table-cell>
          <table:table-cell office:value-type="string" calcext:value-type="string">
            <text:p>Cantine Pellegrino</text:p>
          </table:table-cell>
          <table:table-cell office:value-type="float" office:value="36.768864" calcext:value-type="float">
            <text:p>36.7688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inazzo - Syrah</text:p>
          </table:table-cell>
          <table:table-cell office:value-type="string" calcext:value-type="string">
            <text:p>Pellegrino (Rinazzo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009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sr08g4new5v0k2rwj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Rinazzo</text:p>
          </table:table-cell>
          <table:table-cell office:value-type="string" calcext:value-type="string">
            <text:p>Cantine Pellegrino</text:p>
          </table:table-cell>
          <table:table-cell office:value-type="float" office:value="36.901894" calcext:value-type="float">
            <text:p>36.9018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Maremma</text:p>
          </table:table-cell>
          <table:table-cell office:value-type="string" calcext:value-type="string">
            <text:p>Peteg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900" calcext:value-type="float">
            <text:p>3900</text:p>
          </table:table-cell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3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gpjzg4f21vwgsq2f1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Maremma Toscana</text:p>
          </table:table-cell>
          <table:table-cell office:value-type="string" calcext:value-type="string">
            <text:p>Peteglia</text:p>
          </table:table-cell>
          <table:table-cell office:value-type="float" office:value="43.08969" calcext:value-type="float">
            <text:p>43.0896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zzodi' Sangiovese</text:p>
          </table:table-cell>
          <table:table-cell office:value-type="string" calcext:value-type="string">
            <text:p>Peteg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3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gn9ydxjdk0r7r4e8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zzodi Sangiovese Maremma Toscana</text:p>
          </table:table-cell>
          <table:table-cell office:value-type="string" calcext:value-type="string">
            <text:p>Peteglia</text:p>
          </table:table-cell>
          <table:table-cell office:value-type="float" office:value="45.106483" calcext:value-type="float">
            <text:p>45.1064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Scaglia Rossa</text:p>
          </table:table-cell>
          <table:table-cell office:value-type="string" calcext:value-type="string">
            <text:p>Pizzul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700" calcext:value-type="float">
            <text:p>9700</text:p>
          </table:table-cell>
          <table:table-cell office:value-type="float" office:value="4016" calcext:value-type="float">
            <text:p>4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ck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y7ws1h94xq2nqfprx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caglia Rossa</text:p>
          </table:table-cell>
          <table:table-cell office:value-type="string" calcext:value-type="string">
            <text:p>Pizzulin Denis</text:p>
          </table:table-cell>
          <table:table-cell office:value-type="float" office:value="41.057938" calcext:value-type="float">
            <text:p>41.0579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'Alba (Antinori)</text:p>
          </table:table-cell>
          <table:table-cell office:value-type="string" calcext:value-type="string">
            <text:p>Prunotto (Antinori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y0qb80gky3xckf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Prunotto</text:p>
          </table:table-cell>
          <table:table-cell office:value-type="float" office:value="40.810722" calcext:value-type="float">
            <text:p>40.8107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azzelenghe doc</text:p>
          </table:table-cell>
          <table:table-cell office:value-type="string" calcext:value-type="string">
            <text:p>Riepp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000" calcext:value-type="float">
            <text:p>4000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zion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yy1thmkmmsqy4xerk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zzelenghe</text:p>
          </table:table-cell>
          <table:table-cell office:value-type="string" calcext:value-type="string">
            <text:p>Rieppi</text:p>
          </table:table-cell>
          <table:table-cell office:value-type="float" office:value="49.417572" calcext:value-type="float">
            <text:p>49.4175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Franc</text:p>
          </table:table-cell>
          <table:table-cell office:value-type="string" calcext:value-type="string">
            <text:p>Russiz Superiore Marco Fellug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1229" calcext:value-type="float">
            <text:p>1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00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wexgp2k36a037vt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Collio</text:p>
          </table:table-cell>
          <table:table-cell office:value-type="string" calcext:value-type="string">
            <text:p>Marco Felluga - Russiz Superiore</text:p>
          </table:table-cell>
          <table:table-cell office:value-type="float" office:value="63.334507" calcext:value-type="float">
            <text:p>63.3345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Montepulciano+C295</text:p>
          </table:table-cell>
          <table:table-cell office:value-type="string" calcext:value-type="string">
            <text:p>Salchet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737" calcext:value-type="float">
            <text:p>7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0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ah55sy8tc96evxpnx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epulciano</text:p>
          </table:table-cell>
          <table:table-cell office:value-type="string" calcext:value-type="string">
            <text:p>Salcheto</text:p>
          </table:table-cell>
          <table:table-cell office:value-type="float" office:value="41.664772" calcext:value-type="float">
            <text:p>41.6647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</text:p>
          </table:table-cell>
          <table:table-cell office:value-type="string" calcext:value-type="string">
            <text:p>Sanc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dnfsyr6ssp2y3rxzm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 dal Peduncolo Rosso</text:p>
          </table:table-cell>
          <table:table-cell office:value-type="string" calcext:value-type="string">
            <text:p>Sancin</text:p>
          </table:table-cell>
          <table:table-cell office:value-type="float" office:value="34.510963" calcext:value-type="float">
            <text:p>34.5109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rlo Santi 1843 Amarone</text:p>
          </table:table-cell>
          <table:table-cell office:value-type="string" calcext:value-type="string">
            <text:p>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2868" calcext:value-type="float">
            <text:p>28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4 - legno</text:p>
          </table:table-cell>
          <table:table-cell office:value-type="string" calcext:value-type="string">
            <text:p>Fornitore: GIV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ycw564vqehm2fedqssccq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lo Santi 1843 Amarone della Valpolicella</text:p>
          </table:table-cell>
          <table:table-cell office:value-type="string" calcext:value-type="string">
            <text:p>Santi</text:p>
          </table:table-cell>
          <table:table-cell office:value-type="float" office:value="39.425846" calcext:value-type="float">
            <text:p>39.4258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poccia Ciliegiolo</text:p>
          </table:table-cell>
          <table:table-cell office:value-type="string" calcext:value-type="string">
            <text:p>Scans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009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n6gdhx8tqtdcakps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poccia Ciliegiolo Maremma Toscana</text:p>
          </table:table-cell>
          <table:table-cell office:value-type="string" calcext:value-type="string">
            <text:p>Cantina Vignaioli del Morellino di Scansano</text:p>
          </table:table-cell>
          <table:table-cell office:value-type="float" office:value="30.759499" calcext:value-type="float">
            <text:p>30.7594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Simon di Brazz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983" calcext:value-type="float">
            <text:p>9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2+bar007+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6gj9qbq1cf8pwef6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io</text:p>
          </table:table-cell>
          <table:table-cell office:value-type="string" calcext:value-type="string">
            <text:p>Simon di Brazzan</text:p>
          </table:table-cell>
          <table:table-cell office:value-type="float" office:value="41.21133" calcext:value-type="float">
            <text:p>41.211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 dal Peduncolo Rosso</text:p>
          </table:table-cell>
          <table:table-cell office:value-type="string" calcext:value-type="string">
            <text:p>Tam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600" calcext:value-type="float">
            <text:p>2600</text:p>
          </table:table-cell>
          <table:table-cell office:value-type="float" office:value="737" calcext:value-type="float">
            <text:p>7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2+bar008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6h6ekqg56jj48s4tc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</text:p>
          </table:table-cell>
          <table:table-cell office:value-type="string" calcext:value-type="string">
            <text:p>Tami</text:p>
          </table:table-cell>
          <table:table-cell office:value-type="float" office:value="35.80787" calcext:value-type="float">
            <text:p>35.807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l Fortino (Syrah)</text:p>
          </table:table-cell>
          <table:table-cell office:value-type="string" calcext:value-type="string">
            <text:p>Tenuta del Buonam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2bdgbq8rajbtdadw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Fortino</text:p>
          </table:table-cell>
          <table:table-cell office:value-type="string" calcext:value-type="string">
            <text:p>Tenuta del Buonamico</text:p>
          </table:table-cell>
          <table:table-cell office:value-type="float" office:value="50.293507" calcext:value-type="float">
            <text:p>50.2935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Hugonis Cab.Sauvig.+Nero D'avola doc</text:p>
          </table:table-cell>
          <table:table-cell office:value-type="string" calcext:value-type="string">
            <text:p>Tenuta Rapitalà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000" calcext:value-type="float">
            <text:p>5000</text:p>
          </table:table-cell>
          <table:table-cell office:value-type="float" office:value="1557" calcext:value-type="float">
            <text:p>15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3 - legno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0vzqjrfqj736kvg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ugonis</text:p>
          </table:table-cell>
          <table:table-cell office:value-type="string" calcext:value-type="string">
            <text:p>Tenuta Rapitalà</text:p>
          </table:table-cell>
          <table:table-cell office:value-type="float" office:value="50.194393" calcext:value-type="float">
            <text:p>50.1943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doc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m0e7ce1fcdzegd7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Tradition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6.441147" calcext:value-type="float">
            <text:p>36.4411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Tradition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1229" calcext:value-type="float">
            <text:p>12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v11+bar0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rzeq3gy8dcj154h2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Tradition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9.905243" calcext:value-type="float">
            <text:p>39.9052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iebenich - Merlot Riserva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y4nmgm36x8hcwy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104618" calcext:value-type="float">
            <text:p>46.1046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iebenich - Merlot Riserva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000" calcext:value-type="float">
            <text:p>5000</text:p>
          </table:table-cell>
          <table:table-cell office:value-type="float" office:value="1557" calcext:value-type="float">
            <text:p>15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y4nmgm36x8hcwy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104618" calcext:value-type="float">
            <text:p>46.1046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iebenich - Merlot Riserva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v11+bar0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y4nmgm36x8hcwy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104618" calcext:value-type="float">
            <text:p>46.1046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orilan Merlot E Cabernet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1065" calcext:value-type="float">
            <text:p>10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v11+bar0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krczaydj3qa1wzn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rilan Tradition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2.219147" calcext:value-type="float">
            <text:p>42.2191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orilan Merlot E Cabernet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147" calcext:value-type="float">
            <text:p>11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krczaydj3qa1wzn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rilan Tradition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2.219147" calcext:value-type="float">
            <text:p>42.2191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rjun Pinot Nero Riserva 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065" calcext:value-type="float">
            <text:p>10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v11+bar00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ta5xywnmvtvrdg6e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jon Pinot Noir Riserva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29.451607" calcext:value-type="float">
            <text:p>29.4516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ungg Merlot + Cabernet doc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500" calcext:value-type="float">
            <text:p>4500</text:p>
          </table:table-cell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3b58xtbd7181s02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ngg Cabernet - Merlot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6.064568" calcext:value-type="float">
            <text:p>36.0645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ungg Merlot + Cabernet doc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1065" calcext:value-type="float">
            <text:p>10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001+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3b58xtbd7181s02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ngg Cabernet - Merlot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6.064568" calcext:value-type="float">
            <text:p>36.0645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Urban Lagrein Riserva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2131" calcext:value-type="float">
            <text:p>2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hxk56xm9rbe5d0q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Urb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7.249416" calcext:value-type="float">
            <text:p>37.2494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Riserva</text:p>
          </table:table-cell>
          <table:table-cell office:value-type="string" calcext:value-type="string">
            <text:p>Vignalta Colli Eugan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kq9m6mbx5kcqfgr1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Riserva</text:p>
          </table:table-cell>
          <table:table-cell office:value-type="string" calcext:value-type="string">
            <text:p>Vignalta</text:p>
          </table:table-cell>
          <table:table-cell office:value-type="float" office:value="35.851357" calcext:value-type="float">
            <text:p>35.8513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Muffato della Sala</text:p>
          </table:table-cell>
          <table:table-cell office:value-type="string" calcext:value-type="string">
            <text:p>Antinor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00" calcext:value-type="float">
            <text:p>6400</text:p>
          </table:table-cell>
          <table:table-cell office:value-type="float" office:value="2213" calcext:value-type="float">
            <text:p>22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v10+cartone a lato tav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355ytexachj17ewz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uffato della Sala</text:p>
          </table:table-cell>
          <table:table-cell office:value-type="string" calcext:value-type="string">
            <text:p>Antinori - Castello della Sala</text:p>
          </table:table-cell>
          <table:table-cell office:value-type="float" office:value="40.004204" calcext:value-type="float">
            <text:p>40.0042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Santon Bianco (Vermout)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em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w22svrxqaf2sxj1wz5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Santòn Vermouth Bianco Aromatico</text:p>
          </table:table-cell>
          <table:table-cell office:value-type="string" calcext:value-type="string">
            <text:p>Borgo San Daniele</text:p>
          </table:table-cell>
          <table:table-cell office:value-type="float" office:value="47.12262" calcext:value-type="float">
            <text:p>47.122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Brachetto d'Aqui</text:p>
          </table:table-cell>
          <table:table-cell office:value-type="string" calcext:value-type="string">
            <text:p>Brai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4+bar003</text:p>
          </table:table-cell>
          <table:table-cell office:value-type="string" calcext:value-type="string">
            <text:p>Fornitore: TOL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e61j0mgby5sx7gm7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Brachetto d'Acqui</text:p>
          </table:table-cell>
          <table:table-cell office:value-type="string" calcext:value-type="string">
            <text:p>Braida</text:p>
          </table:table-cell>
          <table:table-cell office:value-type="float" office:value="44.954384" calcext:value-type="float">
            <text:p>44.9543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Brachetto d'Aqui</text:p>
          </table:table-cell>
          <table:table-cell office:value-type="string" calcext:value-type="string">
            <text:p>Brai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4+bar003</text:p>
          </table:table-cell>
          <table:table-cell office:value-type="string" calcext:value-type="string">
            <text:p>Fornitore: TOL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e61j0mgby5sx7gm7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Brachetto d'Acqui</text:p>
          </table:table-cell>
          <table:table-cell office:value-type="string" calcext:value-type="string">
            <text:p>Braida</text:p>
          </table:table-cell>
          <table:table-cell office:value-type="float" office:value="44.954384" calcext:value-type="float">
            <text:p>44.9543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Ramandolo</text:p>
          </table:table-cell>
          <table:table-cell office:value-type="string" calcext:value-type="string">
            <text:p>Bress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8r8f74dnt9gwz97nx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amandolo</text:p>
          </table:table-cell>
          <table:table-cell office:value-type="string" calcext:value-type="string">
            <text:p>Bressani Giuseppe</text:p>
          </table:table-cell>
          <table:table-cell office:value-type="float" office:value="36.119682" calcext:value-type="float">
            <text:p>36.1196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Ramandolo</text:p>
          </table:table-cell>
          <table:table-cell office:value-type="string" calcext:value-type="string">
            <text:p>Bress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1147" calcext:value-type="float">
            <text:p>11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v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8r8f74dnt9gwz97nx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amandolo</text:p>
          </table:table-cell>
          <table:table-cell office:value-type="string" calcext:value-type="string">
            <text:p>Bressani Giuseppe</text:p>
          </table:table-cell>
          <table:table-cell office:value-type="float" office:value="36.119682" calcext:value-type="float">
            <text:p>36.1196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Ca Bian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v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5eq0jc5hnpnad79zb2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Tenimenti Ca'Bianca</text:p>
          </table:table-cell>
          <table:table-cell office:value-type="float" office:value="37.955902" calcext:value-type="float">
            <text:p>37.9559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Moscato d'Asti docg </text:p>
          </table:table-cell>
          <table:table-cell office:value-type="string" calcext:value-type="string">
            <text:p>I Vignaioli di Santo Stef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v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qvfh4dm4fq51pwrhqny45k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Ceretto - I Vignaioli di Santo Stefano</text:p>
          </table:table-cell>
          <table:table-cell office:value-type="float" office:value="47.5195" calcext:value-type="float">
            <text:p>47.51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Giardino Pantesco - Passito di Pantelleria</text:p>
          </table:table-cell>
          <table:table-cell office:value-type="string" calcext:value-type="string">
            <text:p>Pelleg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t3vvfam1nhxse0vn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iardino Pantesco Passito di Pantelleria</text:p>
          </table:table-cell>
          <table:table-cell office:value-type="string" calcext:value-type="string">
            <text:p>Cantine Pellegrino</text:p>
          </table:table-cell>
          <table:table-cell office:value-type="float" office:value="51.43799" calcext:value-type="float">
            <text:p>51.437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Giardino Pantesco - Passito di Pantelleria</text:p>
          </table:table-cell>
          <table:table-cell office:value-type="string" calcext:value-type="string">
            <text:p>Pelleg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t3vvfam1nhxse0vn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iardino Pantesco Passito di Pantelleria</text:p>
          </table:table-cell>
          <table:table-cell office:value-type="string" calcext:value-type="string">
            <text:p>Cantine Pellegrino</text:p>
          </table:table-cell>
          <table:table-cell office:value-type="float" office:value="51.43799" calcext:value-type="float">
            <text:p>51.437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Ramandolo 0,50</text:p>
          </table:table-cell>
          <table:table-cell office:value-type="string" calcext:value-type="string">
            <text:p>Tami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983" calcext:value-type="float">
            <text:p>9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veshxbyhsd7bmet0bf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amandolo</text:p>
          </table:table-cell>
          <table:table-cell office:value-type="string" calcext:value-type="string">
            <text:p>Tami</text:p>
          </table:table-cell>
          <table:table-cell office:value-type="float" office:value="38.985813" calcext:value-type="float">
            <text:p>38.9858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Picolit 0,50 Lt</text:p>
          </table:table-cell>
          <table:table-cell office:value-type="string" calcext:value-type="string">
            <text:p>Zorzettig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2377" calcext:value-type="float">
            <text:p>23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v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pjnh3df536fm71hjn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icolit</text:p>
          </table:table-cell>
          <table:table-cell office:value-type="string" calcext:value-type="string">
            <text:p>Zorzettig Vini</text:p>
          </table:table-cell>
          <table:table-cell office:value-type="float" office:value="33.01773" calcext:value-type="float">
            <text:p>33.017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Vieilles Vignes</text:p>
          </table:table-cell>
          <table:table-cell office:value-type="string" calcext:value-type="string">
            <text:p>Alain Geoffro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557" calcext:value-type="float">
            <text:p>15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Sala dx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h2hddbefsyh459f9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Vieilles Vignes Chablis</text:p>
          </table:table-cell>
          <table:table-cell office:value-type="string" calcext:value-type="string">
            <text:p>Alain Geoffroy</text:p>
          </table:table-cell>
          <table:table-cell office:value-type="float" office:value="47.250877" calcext:value-type="float">
            <text:p>47.2508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Jiasik Bianco Riesling e Malvasia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819" calcext:value-type="float">
            <text:p>8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ni terra+Frigo bianchi+bar007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w250s7h60h8ws75t4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Jiasik Bianco</text:p>
          </table:table-cell>
          <table:table-cell office:value-type="string" calcext:value-type="string">
            <text:p>Borgo San Daniele</text:p>
          </table:table-cell>
          <table:table-cell office:value-type="float" office:value="50.298275" calcext:value-type="float">
            <text:p>50.2982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lvasia doc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ni terra+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w2jy3jvxry3fwf7t2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Borgo San Daniele</text:p>
          </table:table-cell>
          <table:table-cell office:value-type="float" office:value="41.06534" calcext:value-type="float">
            <text:p>41.065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Brandol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friulan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0ea53shhxahj7fnpd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Brandolin</text:p>
          </table:table-cell>
          <table:table-cell office:value-type="float" office:value="33.29129" calcext:value-type="float">
            <text:p>33.291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arat (Tocai-Malvasia-Ribolla)</text:p>
          </table:table-cell>
          <table:table-cell office:value-type="string" calcext:value-type="string">
            <text:p>Bress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2622" calcext:value-type="float">
            <text:p>2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9rddvc7b1h9qe8c0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at Bianco</text:p>
          </table:table-cell>
          <table:table-cell office:value-type="string" calcext:value-type="string">
            <text:p>Bressan</text:p>
          </table:table-cell>
          <table:table-cell office:value-type="float" office:value="36.49339" calcext:value-type="float">
            <text:p>36.493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olle Bandite</text:p>
          </table:table-cell>
          <table:table-cell office:value-type="string" calcext:value-type="string">
            <text:p>Carolina Gatti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6d7v8vxbjns5skvv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olle Bandite</text:p>
          </table:table-cell>
          <table:table-cell office:value-type="string" calcext:value-type="string">
            <text:p>Gatti</text:p>
          </table:table-cell>
          <table:table-cell office:value-type="float" office:value="45.8114" calcext:value-type="float">
            <text:p>45.81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anaja</text:p>
          </table:table-cell>
          <table:table-cell office:value-type="string" calcext:value-type="string">
            <text:p>Carolina Ga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7badjaj5xary70fr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nàja</text:p>
          </table:table-cell>
          <table:table-cell office:value-type="string" calcext:value-type="string">
            <text:p>Gatti</text:p>
          </table:table-cell>
          <table:table-cell office:value-type="float" office:value="38.506912" calcext:value-type="float">
            <text:p>38.5069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Nosiola Vigneti Dolomiti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5kgnqmze5ts2y7nd4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siola Bio</text:p>
          </table:table-cell>
          <table:table-cell office:value-type="string" calcext:value-type="string">
            <text:p>Cesconi</text:p>
          </table:table-cell>
          <table:table-cell office:value-type="float" office:value="35.670822" calcext:value-type="float">
            <text:p>35.6708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olle Duga - Collio - Ribolla Gialla</text:p>
          </table:table-cell>
          <table:table-cell office:value-type="string" calcext:value-type="string">
            <text:p>Colle Duga di Damian Prin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 office:value-type="string" calcext:value-type="string">
            <text:p>Fornitore: TOL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dv6wft8e5jhhhvvqp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Colle Duga</text:p>
          </table:table-cell>
          <table:table-cell office:value-type="float" office:value="46.99585" calcext:value-type="float">
            <text:p>46.995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2000" calcext:value-type="float">
            <text:p>2000</text:p>
          </table:table-cell>
          <table:table-cell office:value-type="float" office:value="573" calcext:value-type="float">
            <text:p>5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igo friulani+tav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9shmar36q7pastqf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Collio</text:p>
          </table:table-cell>
          <table:table-cell office:value-type="string" calcext:value-type="string">
            <text:p>Fiegl</text:p>
          </table:table-cell>
          <table:table-cell office:value-type="float" office:value="35.094208" calcext:value-type="float">
            <text:p>35.0942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9xxvb8sn7mndz5k4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 Collio</text:p>
          </table:table-cell>
          <table:table-cell office:value-type="string" calcext:value-type="string">
            <text:p>Fiegl</text:p>
          </table:table-cell>
          <table:table-cell office:value-type="float" office:value="34.028454" calcext:value-type="float">
            <text:p>34.0284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go bianchi+tav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9yp960kvnxr6wtbr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Collio</text:p>
          </table:table-cell>
          <table:table-cell office:value-type="string" calcext:value-type="string">
            <text:p>Fiegl</text:p>
          </table:table-cell>
          <table:table-cell office:value-type="float" office:value="34.708847" calcext:value-type="float">
            <text:p>34.7088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v10+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9zkf70kvhars9k50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Collio</text:p>
          </table:table-cell>
          <table:table-cell office:value-type="string" calcext:value-type="string">
            <text:p>Fiegl</text:p>
          </table:table-cell>
          <table:table-cell office:value-type="float" office:value="29.893402" calcext:value-type="float">
            <text:p>29.8934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</text:p>
          </table:table-cell>
          <table:table-cell office:value-type="string" calcext:value-type="string">
            <text:p>Form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igo bianchi+sarp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j36w66syb1b9t3dvx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Chardonnay</text:p>
          </table:table-cell>
          <table:table-cell office:value-type="string" calcext:value-type="string">
            <text:p>Conti Formentini</text:p>
          </table:table-cell>
          <table:table-cell office:value-type="float" office:value="26.833738" calcext:value-type="float">
            <text:p>26.8337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</text:p>
          </table:table-cell>
          <table:table-cell office:value-type="string" calcext:value-type="string">
            <text:p>Form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737" calcext:value-type="float">
            <text:p>7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rpi</text:p>
          </table:table-cell>
          <table:table-cell office:value-type="string" calcext:value-type="string">
            <text:p>Fornitore: GIV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j36w66syb1b9t3dvx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Chardonnay</text:p>
          </table:table-cell>
          <table:table-cell office:value-type="string" calcext:value-type="string">
            <text:p>Conti Formentini</text:p>
          </table:table-cell>
          <table:table-cell office:value-type="float" office:value="26.833738" calcext:value-type="float">
            <text:p>26.8337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Form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737" calcext:value-type="float">
            <text:p>7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rpi</text:p>
          </table:table-cell>
          <table:table-cell office:value-type="string" calcext:value-type="string">
            <text:p>Fornitore: GIV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j2ss11s8vh09wynmh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Pinot Grigio</text:p>
          </table:table-cell>
          <table:table-cell office:value-type="string" calcext:value-type="string">
            <text:p>Conti Formentini</text:p>
          </table:table-cell>
          <table:table-cell office:value-type="float" office:value="31.163" calcext:value-type="float">
            <text:p>31.1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 Collio </text:p>
          </table:table-cell>
          <table:table-cell office:value-type="string" calcext:value-type="string">
            <text:p>Form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friulani</text:p>
          </table:table-cell>
          <table:table-cell office:value-type="string" calcext:value-type="string">
            <text:p>Fornitore: GIV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j4s7kx9nk0v80y74e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Ribolla Gialla</text:p>
          </table:table-cell>
          <table:table-cell office:value-type="string" calcext:value-type="string">
            <text:p>Conti Formentini</text:p>
          </table:table-cell>
          <table:table-cell office:value-type="float" office:value="44.33631" calcext:value-type="float">
            <text:p>44.336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los Les Montys Muscadet-Melon Bourgo</text:p>
          </table:table-cell>
          <table:table-cell office:value-type="string" calcext:value-type="string">
            <text:p>Huchet Jerem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Sala dx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6e8pe8h61nfxxptbv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Montys le Parc Muscadet</text:p>
          </table:table-cell>
          <table:table-cell office:value-type="string" calcext:value-type="string">
            <text:p>Jérémie Huchet</text:p>
          </table:table-cell>
          <table:table-cell office:value-type="float" office:value="56.890446" calcext:value-type="float">
            <text:p>56.8904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- Cote D'or - Beaune</text:p>
          </table:table-cell>
          <table:table-cell office:value-type="string" calcext:value-type="string">
            <text:p>Jaffelin Borgog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000" calcext:value-type="float">
            <text:p>6000</text:p>
          </table:table-cell>
          <table:table-cell office:value-type="float" office:value="1721" calcext:value-type="float">
            <text:p>17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go Sala sx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0ty5g12mp4y9qvtsb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</text:p>
          </table:table-cell>
          <table:table-cell office:value-type="string" calcext:value-type="string">
            <text:p>Jaffelin</text:p>
          </table:table-cell>
          <table:table-cell office:value-type="float" office:value="31.282684" calcext:value-type="float">
            <text:p>31.2826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Vin De France</text:p>
          </table:table-cell>
          <table:table-cell office:value-type="string" calcext:value-type="string">
            <text:p>Jaffelin Borgog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igo Sala sx+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sv8846f005d5ev8yxj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Jaffelin</text:p>
          </table:table-cell>
          <table:table-cell office:value-type="float" office:value="27.774977" calcext:value-type="float">
            <text:p>27.7749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Vin De France</text:p>
          </table:table-cell>
          <table:table-cell office:value-type="string" calcext:value-type="string">
            <text:p>Jaffelin Borgog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go Sala sx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sv8846f005d5ev8yxj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Jaffelin</text:p>
          </table:table-cell>
          <table:table-cell office:value-type="float" office:value="27.774977" calcext:value-type="float">
            <text:p>27.7749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nte Lucem Bianco</text:p>
          </table:table-cell>
          <table:table-cell office:value-type="string" calcext:value-type="string">
            <text:p>La Luna Stor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go Sala sx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kwk490dx7j60m0n6s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nte Lucem</text:p>
          </table:table-cell>
          <table:table-cell office:value-type="string" calcext:value-type="string">
            <text:p>La Luna Storta</text:p>
          </table:table-cell>
          <table:table-cell office:value-type="float" office:value="55.703545" calcext:value-type="float">
            <text:p>55.7035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haris - Chardonnay + Ribolla</text:p>
          </table:table-cell>
          <table:table-cell office:value-type="string" calcext:value-type="string">
            <text:p>Livio 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1+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vdx4mbc559tkc254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aris</text:p>
          </table:table-cell>
          <table:table-cell office:value-type="string" calcext:value-type="string">
            <text:p>Livio Felluga</text:p>
          </table:table-cell>
          <table:table-cell office:value-type="float" office:value="52.582558" calcext:value-type="float">
            <text:p>52.5825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annenberg - Sauvignon Blanc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803" calcext:value-type="float">
            <text:p>18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gf3nsnzy6tbmskh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Tannenberg Bio</text:p>
          </table:table-cell>
          <table:table-cell office:value-type="string" calcext:value-type="string">
            <text:p>Manincor</text:p>
          </table:table-cell>
          <table:table-cell office:value-type="float" office:value="38.878666" calcext:value-type="float">
            <text:p>38.878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mani Friulano</text:p>
          </table:table-cell>
          <table:table-cell office:value-type="string" calcext:value-type="string">
            <text:p>Marco 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700" calcext:value-type="float">
            <text:p>2700</text:p>
          </table:table-cell>
          <table:table-cell office:value-type="float" office:value="737" calcext:value-type="float">
            <text:p>7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1+Frigo friulani+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w2r65ewb7hh5fy8t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ani Friulano Collio</text:p>
          </table:table-cell>
          <table:table-cell office:value-type="string" calcext:value-type="string">
            <text:p>Marco Felluga</text:p>
          </table:table-cell>
          <table:table-cell office:value-type="float" office:value="52.083336" calcext:value-type="float">
            <text:p>52.0833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Brda</text:p>
          </table:table-cell>
          <table:table-cell office:value-type="string" calcext:value-type="string">
            <text:p>Marjan Sim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Sala dx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ypr8ssbgks1t13j1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</text:p>
          </table:table-cell>
          <table:table-cell office:value-type="string" calcext:value-type="string">
            <text:p>Marjan Simčič</text:p>
          </table:table-cell>
          <table:table-cell office:value-type="float" office:value="49.57167" calcext:value-type="float">
            <text:p>49.571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Colli Orientali </text:p>
          </table:table-cell>
          <table:table-cell office:value-type="string" calcext:value-type="string">
            <text:p>Moschi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393" calcext:value-type="float">
            <text:p>13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friulan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jy6ykq8qasagtad6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Moschioni</text:p>
          </table:table-cell>
          <table:table-cell office:value-type="float" office:value="34.46856" calcext:value-type="float">
            <text:p>34.468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Urgenstein - Riesling</text:p>
          </table:table-cell>
          <table:table-cell office:value-type="string" calcext:value-type="string">
            <text:p>N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000" calcext:value-type="float">
            <text:p>6000</text:p>
          </table:table-cell>
          <table:table-cell office:value-type="float" office:value="1967" calcext:value-type="float">
            <text:p>19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go Sala dx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2pb0xvtq6fehhw0p7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rgestein Riesling</text:p>
          </table:table-cell>
          <table:table-cell office:value-type="string" calcext:value-type="string">
            <text:p>Nigl</text:p>
          </table:table-cell>
          <table:table-cell office:value-type="float" office:value="31.649418" calcext:value-type="float">
            <text:p>31.6494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lpi Retiche Igp-Nebbiolo In Bianco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737" calcext:value-type="float">
            <text:p>7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0-top+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1wt3xn4p50wjaxv2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ebbiolo Bianco Alpi Retiche</text:p>
          </table:table-cell>
          <table:table-cell office:value-type="string" calcext:value-type="string">
            <text:p>Nino Negri</text:p>
          </table:table-cell>
          <table:table-cell office:value-type="float" office:value="57.643898" calcext:value-type="float">
            <text:p>57.6438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onogramma Mueller Thurgau</text:p>
          </table:table-cell>
          <table:table-cell office:value-type="string" calcext:value-type="string">
            <text:p>Pojer e Sand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h2gyde6v2khcsrhg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nogramma Müller Thurgau</text:p>
          </table:table-cell>
          <table:table-cell office:value-type="string" calcext:value-type="string">
            <text:p>Pojer e Sandri</text:p>
          </table:table-cell>
          <table:table-cell office:value-type="float" office:value="60.634453" calcext:value-type="float">
            <text:p>60.6344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ebula Brda</text:p>
          </table:table-cell>
          <table:table-cell office:value-type="string" calcext:value-type="string">
            <text:p>Pule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fc1jemtnxx66en37zt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bula</text:p>
          </table:table-cell>
          <table:table-cell office:value-type="string" calcext:value-type="string">
            <text:p>Pulec</text:p>
          </table:table-cell>
          <table:table-cell office:value-type="float" office:value="39.864258" calcext:value-type="float">
            <text:p>39.8642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tisfaction - Verdicchio Cast. Jesi Marche</text:p>
          </table:table-cell>
          <table:table-cell office:value-type="string" calcext:value-type="string">
            <text:p>Santa Barba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500" calcext:value-type="float">
            <text:p>250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 office:value-type="string" calcext:value-type="string">
            <text:p>Fornitore: Area 6 sr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s9tykk1ffy1f2q2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dicchio dei Castelli di Jesi Satisfaction</text:p>
          </table:table-cell>
          <table:table-cell office:value-type="string" calcext:value-type="string">
            <text:p>Azienda Santa Barbara - Stefano Antonucci</text:p>
          </table:table-cell>
          <table:table-cell office:value-type="float" office:value="37.619564" calcext:value-type="float">
            <text:p>37.6195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mentino igt</text:p>
          </table:table-cell>
          <table:table-cell office:value-type="string" calcext:value-type="string">
            <text:p>Santa Cristina (Antinori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+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vc6vdgtw75cf4nsz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mentino</text:p>
          </table:table-cell>
          <table:table-cell office:value-type="string" calcext:value-type="string">
            <text:p>Santa Cristina</text:p>
          </table:table-cell>
          <table:table-cell office:value-type="float" office:value="39.45198" calcext:value-type="float">
            <text:p>39.451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Schiopp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friulani</text:p>
          </table:table-cell>
          <table:table-cell office:value-type="string" calcext:value-type="string">
            <text:p>Fornitore: TOL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qcb5pvevmfry1h2yq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Collio</text:p>
          </table:table-cell>
          <table:table-cell office:value-type="string" calcext:value-type="string">
            <text:p>Schiopetto</text:p>
          </table:table-cell>
          <table:table-cell office:value-type="float" office:value="33.464172" calcext:value-type="float">
            <text:p>33.4641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ouilly Fumé - Sauvignon Blanc/Loire</text:p>
          </table:table-cell>
          <table:table-cell office:value-type="string" calcext:value-type="string">
            <text:p>Serge Daguen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000" calcext:value-type="float">
            <text:p>5000</text:p>
          </table:table-cell>
          <table:table-cell office:value-type="float" office:value="1967" calcext:value-type="float">
            <text:p>19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Sala dx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56sv48ht2mxp15z8h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mé Blanc</text:p>
          </table:table-cell>
          <table:table-cell office:value-type="string" calcext:value-type="string">
            <text:p>Serge Dagueneau &amp; Filles</text:p>
          </table:table-cell>
          <table:table-cell office:value-type="float" office:value="48.358334" calcext:value-type="float">
            <text:p>48.3583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Andritz igt</text:p>
          </table:table-cell>
          <table:table-cell office:value-type="string" calcext:value-type="string">
            <text:p>Stur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pjhp7hh4jdnd09qy2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Andritz</text:p>
          </table:table-cell>
          <table:table-cell office:value-type="string" calcext:value-type="string">
            <text:p>Sturm</text:p>
          </table:table-cell>
          <table:table-cell office:value-type="float" office:value="41.837692" calcext:value-type="float">
            <text:p>41.8376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go bianchi+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0qsgk0g2wxb8dd8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radition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0.82431" calcext:value-type="float">
            <text:p>30.824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v11+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0qsgk0g2wxb8dd8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radition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0.82431" calcext:value-type="float">
            <text:p>30.824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erlaner Classico doc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065" calcext:value-type="float">
            <text:p>10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v11+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hrrj46e95x5nft4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Classico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5.236214" calcext:value-type="float">
            <text:p>45.2362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orberg Riserva Pinot Bianco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2131" calcext:value-type="float">
            <text:p>2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4.98812" calcext:value-type="float">
            <text:p>44.988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inkl Sauvignon Blanc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500" calcext:value-type="float">
            <text:p>4500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fkhy5h5v8sa71df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Winkl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1.047226" calcext:value-type="float">
            <text:p>41.0472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inkl Sauvignon Blanc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983" calcext:value-type="float">
            <text:p>9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fkhy5h5v8sa71df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Winkl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1.047226" calcext:value-type="float">
            <text:p>41.0472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larea Chardonnay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htaben7v4bqz0drh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Glarea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28.97787" calcext:value-type="float">
            <text:p>28.977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Nussbaumer Gewuerztraminer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885" calcext:value-type="float">
            <text:p>18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3.953423" calcext:value-type="float">
            <text:p>33.9534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epi Sauvignon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1065" calcext:value-type="float">
            <text:p>10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go Sala sx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syyyyza4b81pgf2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Pepi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0.231401" calcext:value-type="float">
            <text:p>30.2314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Unterebener Pinot Grigio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721" calcext:value-type="float">
            <text:p>17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5.867737" calcext:value-type="float">
            <text:p>35.8677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osco di Gica Brut Valdobbiadene docg Prosecco Superiore</text:p>
          </table:table-cell>
          <table:table-cell office:value-type="string" calcext:value-type="string">
            <text:p>Adam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655" calcext:value-type="float">
            <text:p>65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igo bianchi+braceria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p89g7jej0y9waazv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osco di Gica Valdobbiadene Prosecco Superiore Brut</text:p>
          </table:table-cell>
          <table:table-cell office:value-type="string" calcext:value-type="string">
            <text:p>Adami</text:p>
          </table:table-cell>
          <table:table-cell office:value-type="float" office:value="48.73748" calcext:value-type="float">
            <text:p>48.737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l Fondo Brut Nature Valdobbiadene docg Prosecco Superiore Sui Lieviti</text:p>
          </table:table-cell>
          <table:table-cell office:value-type="string" calcext:value-type="string">
            <text:p>Adam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100" calcext:value-type="float">
            <text:p>2100</text:p>
          </table:table-cell>
          <table:table-cell office:value-type="float" office:value="655" calcext:value-type="float">
            <text:p>6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gresso+Frigo bianch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c9ven2xapcx9zmhtp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l Fondo Valdobbiadene Prosecco Superiore Sui Lieviti Brut Nature</text:p>
          </table:table-cell>
          <table:table-cell office:value-type="string" calcext:value-type="string">
            <text:p>Adami</text:p>
          </table:table-cell>
          <table:table-cell office:value-type="float" office:value="52.951927" calcext:value-type="float">
            <text:p>52.9519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oschera</text:p>
          </table:table-cell>
          <table:table-cell office:value-type="string" calcext:value-type="string">
            <text:p>Gregolett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Sala sx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02ts8qbjv7gzrwess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oschera Sui Lievi Erti</text:p>
          </table:table-cell>
          <table:table-cell office:value-type="string" calcext:value-type="string">
            <text:p>Gregoletto</text:p>
          </table:table-cell>
          <table:table-cell office:value-type="float" office:value="37.892365" calcext:value-type="float">
            <text:p>37.8923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Zero Infinito - Solaris-Bio</text:p>
          </table:table-cell>
          <table:table-cell office:value-type="string" calcext:value-type="string">
            <text:p>Pojer e Sand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983" calcext:value-type="float">
            <text:p>9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tem+cheba giù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hy4wftxc3709gvxs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Ancestrale Zero Infinito Bio</text:p>
          </table:table-cell>
          <table:table-cell office:value-type="string" calcext:value-type="string">
            <text:p>Pojer e Sandri</text:p>
          </table:table-cell>
          <table:table-cell office:value-type="float" office:value="55.956184" calcext:value-type="float">
            <text:p>55.9561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Zero Infinito - Solaris-Bio</text:p>
          </table:table-cell>
          <table:table-cell office:value-type="string" calcext:value-type="string">
            <text:p>Pojer e Sand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00" calcext:value-type="float">
            <text:p>3300</text:p>
          </table:table-cell>
          <table:table-cell office:value-type="float" office:value="983" calcext:value-type="float">
            <text:p>9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tem+totem+cheba giù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hy4wftxc3709gvxs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Ancestrale Zero Infinito Bio</text:p>
          </table:table-cell>
          <table:table-cell office:value-type="string" calcext:value-type="string">
            <text:p>Pojer e Sandri</text:p>
          </table:table-cell>
          <table:table-cell office:value-type="float" office:value="55.956184" calcext:value-type="float">
            <text:p>55.9561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Don PX Cosecha</text:p>
          </table:table-cell>
          <table:table-cell office:value-type="string" calcext:value-type="string">
            <text:p>Bodegas Toro Albala (Ceretto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2213" calcext:value-type="float">
            <text:p>2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3d8erhrf5tygfaenc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Don PX Vieja Cosecha</text:p>
          </table:table-cell>
          <table:table-cell office:value-type="string" calcext:value-type="string">
            <text:p>Toro Albalá</text:p>
          </table:table-cell>
          <table:table-cell office:value-type="float" office:value="57.81243" calcext:value-type="float">
            <text:p>57.812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Don PX Cosecha </text:p>
          </table:table-cell>
          <table:table-cell office:value-type="string" calcext:value-type="string">
            <text:p>Bodegas Toro Albala (Ceretto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295" calcext:value-type="float">
            <text:p>22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3d8erhrf5tygfaenc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Don PX Vieja Cosecha</text:p>
          </table:table-cell>
          <table:table-cell office:value-type="string" calcext:value-type="string">
            <text:p>Toro Albalá</text:p>
          </table:table-cell>
          <table:table-cell office:value-type="float" office:value="57.81243" calcext:value-type="float">
            <text:p>57.812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Don PX Gran Reserva (Do-Montilla-Moriles)</text:p>
          </table:table-cell>
          <table:table-cell office:value-type="string" calcext:value-type="string">
            <text:p>Bodegas Toro Albala (Ceretto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yttd1nbmxrqzetpzp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Don PX Gran Reserva</text:p>
          </table:table-cell>
          <table:table-cell office:value-type="string" calcext:value-type="string">
            <text:p>Toro Albalá</text:p>
          </table:table-cell>
          <table:table-cell office:value-type="float" office:value="57.59444" calcext:value-type="float">
            <text:p>57.594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Don PX Pedro Ximenez</text:p>
          </table:table-cell>
          <table:table-cell office:value-type="string" calcext:value-type="string">
            <text:p>Bodegas Toro Albala (Ceretto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8400" calcext:value-type="float">
            <text:p>8400</text:p>
          </table:table-cell>
          <table:table-cell office:value-type="float" office:value="3032" calcext:value-type="float">
            <text:p>3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8c8a4z1jdmzd4t8dy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Don PX Pedro Ximenez</text:p>
          </table:table-cell>
          <table:table-cell office:value-type="string" calcext:value-type="string">
            <text:p>Toro Albalá</text:p>
          </table:table-cell>
          <table:table-cell office:value-type="float" office:value="64.76107" calcext:value-type="float">
            <text:p>64.761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Brut Rosè Pinot Nero e Chardonnay</text:p>
          </table:table-cell>
          <table:table-cell office:value-type="string" calcext:value-type="string">
            <text:p>Bell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xeqfb19ye91qtnt5n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Brut Rosé</text:p>
          </table:table-cell>
          <table:table-cell office:value-type="string" calcext:value-type="string">
            <text:p>Francesco Bellei &amp; C</text:p>
          </table:table-cell>
          <table:table-cell office:value-type="float" office:value="22.381458" calcext:value-type="float">
            <text:p>22.3814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er Blauwal Riserva Extra Brut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2377" calcext:value-type="float">
            <text:p>23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Sala dx+totem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8x6jbd5f7a5e2hnn1cmt4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r Blauwal Extra Brut</text:p>
          </table:table-cell>
          <table:table-cell office:value-type="string" calcext:value-type="string">
            <text:p>Cesconi</text:p>
          </table:table-cell>
          <table:table-cell office:value-type="float" office:value="42.287895" calcext:value-type="float">
            <text:p>42.2878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upe' Brut Nature - Chardonnay</text:p>
          </table:table-cell>
          <table:table-cell office:value-type="string" calcext:value-type="string">
            <text:p>Monte Ro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557" calcext:value-type="float">
            <text:p>155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otem+Frigo carn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xpma2pkj9dk7pws9c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oupé Non Dosato</text:p>
          </table:table-cell>
          <table:table-cell office:value-type="string" calcext:value-type="string">
            <text:p>Monte Rossa</text:p>
          </table:table-cell>
          <table:table-cell office:value-type="float" office:value="35.590538" calcext:value-type="float">
            <text:p>35.5905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lamingo Rosé</text:p>
          </table:table-cell>
          <table:table-cell office:value-type="string" calcext:value-type="string">
            <text:p>Monte Ro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721" calcext:value-type="float">
            <text:p>17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tem+Frigo carn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xpryymbyfdtv43q42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lamingo Brut Rosé</text:p>
          </table:table-cell>
          <table:table-cell office:value-type="string" calcext:value-type="string">
            <text:p>Monte Rossa</text:p>
          </table:table-cell>
          <table:table-cell office:value-type="float" office:value="40.443306" calcext:value-type="float">
            <text:p>40.4433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gneto Giardino Asciutto Prosecco di Valdobbiadene docg Rive di Colbertaldo</text:p>
          </table:table-cell>
          <table:table-cell office:value-type="string" calcext:value-type="string">
            <text:p>Adam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ck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5r6jrprwqzs593r3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igneto Giardino Rive di Colbertaldo Valdobbiadene Prosecco Superiore Dry</text:p>
          </table:table-cell>
          <table:table-cell office:value-type="string" calcext:value-type="string">
            <text:p>Adami</text:p>
          </table:table-cell>
          <table:table-cell office:value-type="float" office:value="50.270042" calcext:value-type="float">
            <text:p>50.2700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Grola igt Rosso Veronese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8000" calcext:value-type="float">
            <text:p>8000</text:p>
          </table:table-cell>
          <table:table-cell office:value-type="float" office:value="3032" calcext:value-type="float">
            <text:p>3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jzz1a8gwy6nhwq2y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Grola</text:p>
          </table:table-cell>
          <table:table-cell office:value-type="string" calcext:value-type="string">
            <text:p>Allegrini</text:p>
          </table:table-cell>
          <table:table-cell office:value-type="float" office:value="43.99992" calcext:value-type="float">
            <text:p>43.999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alazzo della Torre - Veronese igt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1721" calcext:value-type="float">
            <text:p>17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a02ad24d2x408hzb0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azzo della Torre</text:p>
          </table:table-cell>
          <table:table-cell office:value-type="string" calcext:value-type="string">
            <text:p>Allegrini</text:p>
          </table:table-cell>
          <table:table-cell office:value-type="float" office:value="47.89427" calcext:value-type="float">
            <text:p>47.894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gna Flaminia Maremmana (Montefalco Rosso doc)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grp9abymnq375z6r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falco Vigna Flaminia-Maremmana Rosso</text:p>
          </table:table-cell>
          <table:table-cell office:value-type="string" calcext:value-type="string">
            <text:p>Arnaldo-Caprai</text:p>
          </table:table-cell>
          <table:table-cell office:value-type="float" office:value="64.52395" calcext:value-type="float">
            <text:p>64.523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Jiasik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885" calcext:value-type="float">
            <text:p>1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w21agn19vzr4h1zdh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iasik Rosso</text:p>
          </table:table-cell>
          <table:table-cell office:value-type="string" calcext:value-type="string">
            <text:p>Borgo San Daniele</text:p>
          </table:table-cell>
          <table:table-cell office:value-type="float" office:value="44.99068" calcext:value-type="float">
            <text:p>44.990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Jiasik (3 Litri)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7786" calcext:value-type="float">
            <text:p>7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w21agn19vzr4h1zdh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iasik Rosso</text:p>
          </table:table-cell>
          <table:table-cell office:value-type="string" calcext:value-type="string">
            <text:p>Borgo San Daniele</text:p>
          </table:table-cell>
          <table:table-cell office:value-type="float" office:value="44.99068" calcext:value-type="float">
            <text:p>44.990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</text:p>
          </table:table-cell>
          <table:table-cell office:value-type="string" calcext:value-type="string">
            <text:p>Bress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2868" calcext:value-type="float">
            <text:p>2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8s6ve1f24wtyvfcp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</text:p>
          </table:table-cell>
          <table:table-cell office:value-type="string" calcext:value-type="string">
            <text:p>Bressani Giuseppe</text:p>
          </table:table-cell>
          <table:table-cell office:value-type="float" office:value="30.270676" calcext:value-type="float">
            <text:p>30.2706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efosco Riserva</text:p>
          </table:table-cell>
          <table:table-cell office:value-type="string" calcext:value-type="string">
            <text:p>Bress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2868" calcext:value-type="float">
            <text:p>28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8vvvtkt5k6eqbexkc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 dal Peduncolo Rosso Riserva</text:p>
          </table:table-cell>
          <table:table-cell office:value-type="string" calcext:value-type="string">
            <text:p>Bressani Giuseppe</text:p>
          </table:table-cell>
          <table:table-cell office:value-type="float" office:value="30.702137" calcext:value-type="float">
            <text:p>30.7021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rtas Primitivo del Salento</text:p>
          </table:table-cell>
          <table:table-cell office:value-type="string" calcext:value-type="string">
            <text:p>Castello Monac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8500" calcext:value-type="float">
            <text:p>8500</text:p>
          </table:table-cell>
          <table:table-cell office:value-type="float" office:value="3606" calcext:value-type="float">
            <text:p>3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4qsdj9vggv33c33r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Salento Artas</text:p>
          </table:table-cell>
          <table:table-cell office:value-type="string" calcext:value-type="string">
            <text:p>Castello Monaci</text:p>
          </table:table-cell>
          <table:table-cell office:value-type="float" office:value="55.951626" calcext:value-type="float">
            <text:p>55.9516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rut Serserve</text:p>
          </table:table-cell>
          <table:table-cell office:value-type="string" calcext:value-type="string">
            <text:p>Castelnau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5491" calcext:value-type="float">
            <text:p>54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em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p9jpa1ra3fsrajbb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éserve Brut Champagne</text:p>
          </table:table-cell>
          <table:table-cell office:value-type="string" calcext:value-type="string">
            <text:p>Castelnau</text:p>
          </table:table-cell>
          <table:table-cell office:value-type="float" office:value="35.644142" calcext:value-type="float">
            <text:p>35.6441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doc Magn</text:p>
          </table:table-cell>
          <table:table-cell office:value-type="string" calcext:value-type="string">
            <text:p>Ceretto 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4000" calcext:value-type="float">
            <text:p>14000</text:p>
          </table:table-cell>
          <table:table-cell office:value-type="float" office:value="5573" calcext:value-type="float">
            <text:p>55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3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dg12ga74cyqmag57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Ceretto</text:p>
          </table:table-cell>
          <table:table-cell office:value-type="float" office:value="34.454258" calcext:value-type="float">
            <text:p>34.4542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doc</text:p>
          </table:table-cell>
          <table:table-cell office:value-type="string" calcext:value-type="string">
            <text:p>Ceretto 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8000" calcext:value-type="float">
            <text:p>18000</text:p>
          </table:table-cell>
          <table:table-cell office:value-type="float" office:value="7377" calcext:value-type="float">
            <text:p>7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Fornitore: O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dg12ga74cyqmag57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Ceretto</text:p>
          </table:table-cell>
          <table:table-cell office:value-type="float" office:value="34.454258" calcext:value-type="float">
            <text:p>34.4542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wal Trento doc Cuvee Extra Brut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3032" calcext:value-type="float">
            <text:p>3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0-top+totem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5knc6r0e6jxerxr9k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lauwal Cuvée Extra Brut Bio</text:p>
          </table:table-cell>
          <table:table-cell office:value-type="string" calcext:value-type="string">
            <text:p>Cesconi</text:p>
          </table:table-cell>
          <table:table-cell office:value-type="float" office:value="39.17255" calcext:value-type="float">
            <text:p>39.172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 della Topanera C.L.</text:p>
          </table:table-cell>
          <table:table-cell office:value-type="string" calcext:value-type="string">
            <text:p>Gino Fuso Carmign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4918" calcext:value-type="float">
            <text:p>4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 frigo e 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spzg1zrkmkpjtk820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 della Topanera Rosso</text:p>
          </table:table-cell>
          <table:table-cell office:value-type="string" calcext:value-type="string">
            <text:p>G. Fuso</text:p>
          </table:table-cell>
          <table:table-cell office:value-type="float" office:value="40.63971" calcext:value-type="float">
            <text:p>40.639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 Della Topanera C.L.</text:p>
          </table:table-cell>
          <table:table-cell office:value-type="string" calcext:value-type="string">
            <text:p>Gino Fuso Carmign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918" calcext:value-type="float">
            <text:p>4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 frigo e 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spzg1zrkmkpjtk820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 della Topanera Rosso</text:p>
          </table:table-cell>
          <table:table-cell office:value-type="string" calcext:value-type="string">
            <text:p>G. Fuso</text:p>
          </table:table-cell>
          <table:table-cell office:value-type="float" office:value="40.63971" calcext:value-type="float">
            <text:p>40.639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 Della Topanera C.L.</text:p>
          </table:table-cell>
          <table:table-cell office:value-type="string" calcext:value-type="string">
            <text:p>Gino Fuso Carmign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4918" calcext:value-type="float">
            <text:p>4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 frigo e 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spzg1zrkmkpjtk820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 della Topanera Rosso</text:p>
          </table:table-cell>
          <table:table-cell office:value-type="string" calcext:value-type="string">
            <text:p>G. Fuso</text:p>
          </table:table-cell>
          <table:table-cell office:value-type="float" office:value="40.63971" calcext:value-type="float">
            <text:p>40.639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 Della Topanera C.L.</text:p>
          </table:table-cell>
          <table:table-cell office:value-type="string" calcext:value-type="string">
            <text:p>Gino Fuso Carmign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3000" calcext:value-type="float">
            <text:p>13000</text:p>
          </table:table-cell>
          <table:table-cell office:value-type="float" office:value="4918" calcext:value-type="float">
            <text:p>4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 frigo e 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spzg1zrkmkpjtk820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 della Topanera Rosso</text:p>
          </table:table-cell>
          <table:table-cell office:value-type="string" calcext:value-type="string">
            <text:p>G. Fuso</text:p>
          </table:table-cell>
          <table:table-cell office:value-type="float" office:value="40.63971" calcext:value-type="float">
            <text:p>40.639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 Della Topanera C.L.</text:p>
          </table:table-cell>
          <table:table-cell office:value-type="string" calcext:value-type="string">
            <text:p>Gino Fuso Carmign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4918" calcext:value-type="float">
            <text:p>4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 frigo e 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spzg1zrkmkpjtk820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 della Topanera Rosso</text:p>
          </table:table-cell>
          <table:table-cell office:value-type="string" calcext:value-type="string">
            <text:p>G. Fuso</text:p>
          </table:table-cell>
          <table:table-cell office:value-type="float" office:value="40.63971" calcext:value-type="float">
            <text:p>40.639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osset Extra Brut</text:p>
          </table:table-cell>
          <table:table-cell office:value-type="string" calcext:value-type="string">
            <text:p>Gosset 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7377" calcext:value-type="float">
            <text:p>73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em</text:p>
          </table:table-cell>
          <table:table-cell office:value-type="string" calcext:value-type="string">
            <text:p>Fornitore: TOL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t0m9fwkwy9qde52r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Extra Brut</text:p>
          </table:table-cell>
          <table:table-cell office:value-type="string" calcext:value-type="string">
            <text:p>Gosset</text:p>
          </table:table-cell>
          <table:table-cell office:value-type="float" office:value="33.484264" calcext:value-type="float">
            <text:p>33.484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pe Nero Schioppettino E Pinot Nero</text:p>
          </table:table-cell>
          <table:table-cell office:value-type="string" calcext:value-type="string">
            <text:p>La Luna Stort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000" calcext:value-type="float">
            <text:p>7000</text:p>
          </table:table-cell>
          <table:table-cell office:value-type="float" office:value="2295" calcext:value-type="float">
            <text:p>2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pkykdcz53xwq9pb0n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pe Nero</text:p>
          </table:table-cell>
          <table:table-cell office:value-type="string" calcext:value-type="string">
            <text:p>La Luna Storta</text:p>
          </table:table-cell>
          <table:table-cell office:value-type="float" office:value="57.311993" calcext:value-type="float">
            <text:p>57.3119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' Guicciardi - Inferno docg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000" calcext:value-type="float">
            <text:p>10000</text:p>
          </table:table-cell>
          <table:table-cell office:value-type="float" office:value="4098" calcext:value-type="float">
            <text:p>4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10x91qf45zg2myj5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Ca' Guicciardi Inferno Valtellina Superiore</text:p>
          </table:table-cell>
          <table:table-cell office:value-type="string" calcext:value-type="string">
            <text:p>Nino Negri</text:p>
          </table:table-cell>
          <table:table-cell office:value-type="float" office:value="51.957428" calcext:value-type="float">
            <text:p>51.9574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cia Valgella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0000" calcext:value-type="float">
            <text:p>10000</text:p>
          </table:table-cell>
          <table:table-cell office:value-type="float" office:value="4098" calcext:value-type="float">
            <text:p>4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1d6e4jh94f2p1kmn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Valgella Vigna Fracia</text:p>
          </table:table-cell>
          <table:table-cell office:value-type="string" calcext:value-type="string">
            <text:p>Nino Negri</text:p>
          </table:table-cell>
          <table:table-cell office:value-type="float" office:value="46.079357" calcext:value-type="float">
            <text:p>46.0793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cia Valgella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1000" calcext:value-type="float">
            <text:p>11000</text:p>
          </table:table-cell>
          <table:table-cell office:value-type="float" office:value="4426" calcext:value-type="float">
            <text:p>4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1d6e4jh94f2p1kmn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Valgella Vigna Fracia</text:p>
          </table:table-cell>
          <table:table-cell office:value-type="string" calcext:value-type="string">
            <text:p>Nino Negri</text:p>
          </table:table-cell>
          <table:table-cell office:value-type="float" office:value="46.079357" calcext:value-type="float">
            <text:p>46.0793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orosso-Grumello 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000" calcext:value-type="float">
            <text:p>10000</text:p>
          </table:table-cell>
          <table:table-cell office:value-type="float" office:value="4098" calcext:value-type="float">
            <text:p>4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1azgwqca3yna2nbb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Sassorosso Grumello</text:p>
          </table:table-cell>
          <table:table-cell office:value-type="string" calcext:value-type="string">
            <text:p>Nino Negri</text:p>
          </table:table-cell>
          <table:table-cell office:value-type="float" office:value="47.195847" calcext:value-type="float">
            <text:p>47.1958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cucco Sangiovese 18 Mesi Barr</text:p>
          </table:table-cell>
          <table:table-cell office:value-type="string" calcext:value-type="string">
            <text:p>Petegl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7800" calcext:value-type="float">
            <text:p>7800</text:p>
          </table:table-cell>
          <table:table-cell office:value-type="float" office:value="2622" calcext:value-type="float">
            <text:p>2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v10-top+snack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9qv620rb9bhyn26dr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Montecucco</text:p>
          </table:table-cell>
          <table:table-cell office:value-type="string" calcext:value-type="string">
            <text:p>Peteglia</text:p>
          </table:table-cell>
          <table:table-cell office:value-type="float" office:value="47.61613" calcext:value-type="float">
            <text:p>47.616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t Trento doc</text:p>
          </table:table-cell>
          <table:table-cell office:value-type="string" calcext:value-type="string">
            <text:p>Rotari</text:p>
          </table:table-cell>
          <table:table-cell/>
          <table:table-cell office:value-type="string" calcext:value-type="string">
            <text:p>MAGNU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2cpbndxjhn0pqbz9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alento Trento Brut</text:p>
          </table:table-cell>
          <table:table-cell office:value-type="string" calcext:value-type="string">
            <text:p>Rotari</text:p>
          </table:table-cell>
          <table:table-cell office:value-type="float" office:value="38.61989" calcext:value-type="float">
            <text:p>38.619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ugonis Rosso igt C.L.</text:p>
          </table:table-cell>
          <table:table-cell office:value-type="string" calcext:value-type="string">
            <text:p>Tenuta Rapitalà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9000" calcext:value-type="float">
            <text:p>9000</text:p>
          </table:table-cell>
          <table:table-cell office:value-type="float" office:value="3442" calcext:value-type="float">
            <text:p>3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0vzqjrfqj736kvg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ugonis</text:p>
          </table:table-cell>
          <table:table-cell office:value-type="string" calcext:value-type="string">
            <text:p>Tenuta Rapitalà</text:p>
          </table:table-cell>
          <table:table-cell office:value-type="float" office:value="49.40486" calcext:value-type="float">
            <text:p>49.404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ianco Uve Autoctone</text:p>
          </table:table-cell>
          <table:table-cell office:value-type="string" calcext:value-type="string">
            <text:p>Terre Del Fae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540" calcext:value-type="float">
            <text:p>2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friulani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g98ypp6rzsdcdmzw5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a Uve Autoctone</text:p>
          </table:table-cell>
          <table:table-cell office:value-type="string" calcext:value-type="string">
            <text:p>Terre del Faet</text:p>
          </table:table-cell>
          <table:table-cell office:value-type="float" office:value="49.912426" calcext:value-type="float">
            <text:p>49.9124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glen Blauburg.Riserva 1,5 Lt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2131" calcext:value-type="float">
            <text:p>2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extx2bt5q0y3cr2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Magle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28.724297" calcext:value-type="float">
            <text:p>28.7242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ollinger 30/10/24 Special Cuvée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3524" calcext:value-type="float">
            <text:p>35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go Sala dx+totem</text:p>
          </table:table-cell>
          <table:table-cell office:value-type="string" calcext:value-type="string">
            <text:p>Fornitore: TOL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77wsdabt6vnn27vs4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Special Cuvée Brut</text:p>
          </table:table-cell>
          <table:table-cell office:value-type="string" calcext:value-type="string">
            <text:p>Bollinger</text:p>
          </table:table-cell>
          <table:table-cell office:value-type="float" office:value="35.271816" calcext:value-type="float">
            <text:p>35.2718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t Reserve</text:p>
          </table:table-cell>
          <table:table-cell office:value-type="string" calcext:value-type="string">
            <text:p>Casteln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2377" calcext:value-type="float">
            <text:p>23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go Sala dx+Totem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p9jpa1ra3fsrajbb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éserve Brut Champagne</text:p>
          </table:table-cell>
          <table:table-cell office:value-type="string" calcext:value-type="string">
            <text:p>Castelnau</text:p>
          </table:table-cell>
          <table:table-cell office:value-type="float" office:value="32.598923" calcext:value-type="float">
            <text:p>32.5989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</text:p>
          </table:table-cell>
          <table:table-cell office:value-type="string" calcext:value-type="string">
            <text:p>Delamo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114" calcext:value-type="float">
            <text:p>31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rigo Sala dx+totem+ingresso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xsdc5gtv9hgzwy2zwxj6p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rut</text:p>
          </table:table-cell>
          <table:table-cell office:value-type="string" calcext:value-type="string">
            <text:p>Delamotte</text:p>
          </table:table-cell>
          <table:table-cell office:value-type="float" office:value="34.213688" calcext:value-type="float">
            <text:p>34.2136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om Perignon Vintage </text:p>
          </table:table-cell>
          <table:table-cell office:value-type="string" calcext:value-type="string">
            <text:p>Dom Perignon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30000" calcext:value-type="float">
            <text:p>30000</text:p>
          </table:table-cell>
          <table:table-cell office:value-type="float" office:value="12295" calcext:value-type="float">
            <text:p>1229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go Sala dx+totem+tav10</text:p>
          </table:table-cell>
          <table:table-cell office:value-type="string" calcext:value-type="string">
            <text:p>Fornitore: Friend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0.30532" calcext:value-type="float">
            <text:p>40.305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osset Extra Brut P.N+ P.M.+ Ch</text:p>
          </table:table-cell>
          <table:table-cell office:value-type="string" calcext:value-type="string">
            <text:p>Gosset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2459" calcext:value-type="float">
            <text:p>2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 office:value-type="string" calcext:value-type="string">
            <text:p>Fornitore: TOL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t0m9fwkwy9qde52r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Extra Brut</text:p>
          </table:table-cell>
          <table:table-cell office:value-type="string" calcext:value-type="string">
            <text:p>Gosset</text:p>
          </table:table-cell>
          <table:table-cell office:value-type="float" office:value="33.484264" calcext:value-type="float">
            <text:p>33.484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ee Montgolfier</text:p>
          </table:table-cell>
          <table:table-cell office:value-type="string" calcext:value-type="string">
            <text:p>Jacques Rousseaux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556scpe20kz7sp5ak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Montgolfiére Brut Champagne Grand Cru 'Verzenay'</text:p>
          </table:table-cell>
          <table:table-cell office:value-type="string" calcext:value-type="string">
            <text:p>Jacques Rousseaux</text:p>
          </table:table-cell>
          <table:table-cell office:value-type="float" office:value="40.6838" calcext:value-type="float">
            <text:p>40.68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xigence N°10 Gran Cru P.N E Ch.</text:p>
          </table:table-cell>
          <table:table-cell office:value-type="string" calcext:value-type="string">
            <text:p>Legras &amp;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6557" calcext:value-type="float">
            <text:p>65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Sala dx+totem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xnejwpjqjgzs9wgfw6ar7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Exigence No. 10 Brut</text:p>
          </table:table-cell>
          <table:table-cell office:value-type="string" calcext:value-type="string">
            <text:p>Legras &amp; Haas</text:p>
          </table:table-cell>
          <table:table-cell office:value-type="float" office:value="49.803986" calcext:value-type="float">
            <text:p>49.8039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istal 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32000" calcext:value-type="float">
            <text:p>32000</text:p>
          </table:table-cell>
          <table:table-cell office:value-type="float" office:value="16393" calcext:value-type="float">
            <text:p>163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igo Sala dx+totem+tav10</text:p>
          </table:table-cell>
          <table:table-cell office:value-type="string" calcext:value-type="string">
            <text:p>Fornitore: Friend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t1m4jw7wrm83pbwt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ristal Vinothèque Brut</text:p>
          </table:table-cell>
          <table:table-cell office:value-type="string" calcext:value-type="string">
            <text:p>Louis Roederer</text:p>
          </table:table-cell>
          <table:table-cell office:value-type="float" office:value="40.148582" calcext:value-type="float">
            <text:p>40.1485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elle Epoque </text:p>
          </table:table-cell>
          <table:table-cell office:value-type="string" calcext:value-type="string">
            <text:p>Perrier Jou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5000" calcext:value-type="float">
            <text:p>25000</text:p>
          </table:table-cell>
          <table:table-cell office:value-type="float" office:value="12950" calcext:value-type="float">
            <text:p>129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dtv3snjac55rc0g595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éserve Belle Époque Champagne</text:p>
          </table:table-cell>
          <table:table-cell office:value-type="string" calcext:value-type="string">
            <text:p>Perrier-Jouët</text:p>
          </table:table-cell>
          <table:table-cell office:value-type="float" office:value="52.992638" calcext:value-type="float">
            <text:p>52.9926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hilipponnat Royal Reserve Brut (Pn+Ch+Pm)</text:p>
          </table:table-cell>
          <table:table-cell office:value-type="string" calcext:value-type="string">
            <text:p>Philipponn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868" calcext:value-type="float">
            <text:p>2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Sala dx+totem</text:p>
          </table:table-cell>
          <table:table-cell office:value-type="string" calcext:value-type="string">
            <text:p>Fornitore: TOL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3nx7n95vw12dcynh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oyale Réserve Brut</text:p>
          </table:table-cell>
          <table:table-cell office:value-type="string" calcext:value-type="string">
            <text:p>Philipponnat</text:p>
          </table:table-cell>
          <table:table-cell office:value-type="float" office:value="37.08995" calcext:value-type="float">
            <text:p>37.089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ol Roger Brut Réserve</text:p>
          </table:table-cell>
          <table:table-cell office:value-type="string" calcext:value-type="string">
            <text:p>Pol Ro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float" office:value="3032" calcext:value-type="float">
            <text:p>3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em+tav10</text:p>
          </table:table-cell>
          <table:table-cell office:value-type="string" calcext:value-type="string">
            <text:p>Fornitore: TOL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btrxfra499jsfa2z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éserve Brut</text:p>
          </table:table-cell>
          <table:table-cell office:value-type="string" calcext:value-type="string">
            <text:p>Pol Roger</text:p>
          </table:table-cell>
          <table:table-cell office:value-type="float" office:value="36.904976" calcext:value-type="float">
            <text:p>36.9049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aittinger Cuvee Prestige </text:p>
          </table:table-cell>
          <table:table-cell office:value-type="string" calcext:value-type="string">
            <text:p>Taitt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3114" calcext:value-type="float">
            <text:p>3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 office:value-type="string" calcext:value-type="string">
            <text:p>Fornitore: TOLM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m11rs6z6r4yhqx5x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Prestige Brut</text:p>
          </table:table-cell>
          <table:table-cell office:value-type="string" calcext:value-type="string">
            <text:p>Taittinger</text:p>
          </table:table-cell>
          <table:table-cell office:value-type="float" office:value="34.224823" calcext:value-type="float">
            <text:p>34.224823</text:p>
          </table:table-cell>
        </table:table-row>
      </table:table>
      <table:table table:name="Manual (insert ids)" table:style-name="ta1">
        <table:table-column table:style-name="co1" table:default-cell-style-name="ce4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ce3"/>
        <table:table-column table:style-name="co1" table:default-cell-style-name="ce5"/>
        <table:table-column table:style-name="co1" table:number-columns-repeated="6" table:default-cell-style-name="ce3"/>
        <table:table-column table:style-name="co1" table:default-cell-style-name="ce5"/>
        <table:table-column table:style-name="co1" table:default-cell-style-name="ce4"/>
        <table:table-row table:style-name="ro2">
          <table:table-cell table:style-name="ce3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table:style-name="ce3"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3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table:style-name="ce3" office:value-type="string" calcext:value-type="string">
            <text:p>internal_notes</text:p>
          </table:table-cell>
          <table:table-cell table:style-name="ce3" office:value-type="string" calcext:value-type="string">
            <text:p>visibl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16aaz1n37c958s18trsk0k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ra Sancti Viti</text:p>
          </table:table-cell>
          <table:table-cell office:value-type="string" calcext:value-type="string">
            <text:p>Bagnar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ck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l Macinatoio di Panzano</text:p>
          </table:table-cell>
          <table:table-cell office:value-type="string" calcext:value-type="string">
            <text:p>Bandin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zion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16s2yccvnkbgdx8ccz8we6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ando </text:p>
          </table:table-cell>
          <table:table-cell office:value-type="string" calcext:value-type="string">
            <text:p>Brandol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000" calcext:value-type="float">
            <text:p>5000</text:p>
          </table:table-cell>
          <table:table-cell office:value-type="float" office:value="1885" calcext:value-type="float">
            <text:p>18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2+bar006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n9ymr8eah7pq7gj4z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Calatr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3600" calcext:value-type="float">
            <text:p>3600</text:p>
          </table:table-cell>
          <table:table-cell office:value-type="float" office:value="1311" calcext:value-type="float">
            <text:p>13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ior </text:p>
          </table:table-cell>
          <table:table-cell office:value-type="string" calcext:value-type="string">
            <text:p>Campe Dh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v10-top+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iosfera Catarratto Igp</text:p>
          </table:table-cell>
          <table:table-cell office:value-type="string" calcext:value-type="string">
            <text:p>Pelleg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500" calcext:value-type="float">
            <text:p>2500</text:p>
          </table:table-cell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17y3xjwtnwjy6x1x17hm0n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gnolo</text:p>
          </table:table-cell>
          <table:table-cell office:value-type="string" calcext:value-type="string">
            <text:p>Zorzetti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1311" calcext:value-type="float">
            <text:p>13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2+bar007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lumbus </text:p>
          </table:table-cell>
          <table:table-cell office:value-type="string" calcext:value-type="string">
            <text:p>Bozzon Emilio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185bx3vc0rq37d4gsv1ryc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Form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friulani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fsh6jsg9wghbzx1ekg9h1kk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 - Vigna del Rolat</text:p>
          </table:table-cell>
          <table:table-cell office:value-type="string" calcext:value-type="string">
            <text:p>Racca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200" calcext:value-type="float">
            <text:p>4200</text:p>
          </table:table-cell>
          <table:table-cell office:value-type="float" office:value="1229" calcext:value-type="float">
            <text:p>1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go friulani+tav10-top</text:p>
          </table:table-cell>
          <table:table-cell table:style-name="ce3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Il Vermut Cannabis</text:p>
          </table:table-cell>
          <table:table-cell office:value-type="string" calcext:value-type="string">
            <text:p>Ermes Botanic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 table:style-name="ce3" office:value-type="string" calcext:value-type="string">
            <text:p>Fornitore: Ermes Botanica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Fine de Cognac</text:p>
          </table:table-cell>
          <table:table-cell office:value-type="string" calcext:value-type="string">
            <text:p>Hennessy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Etiqueta Negra - Solera 23)</text:p>
          </table:table-cell>
          <table:table-cell office:value-type="string" calcext:value-type="string">
            <text:p>Zacap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Riserva Limitada</text:p>
          </table:table-cell>
          <table:table-cell office:value-type="string" calcext:value-type="string">
            <text:p>Zacap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XO Solera Gran Riserva </text:p>
          </table:table-cell>
          <table:table-cell office:value-type="string" calcext:value-type="string">
            <text:p>Zacap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Cisgnanum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+s3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mrdrf4zfc9ctv8bwvv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doc Corte Giar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5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cwsym3wkqs67cnc42m9b5b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sarin - Barbaresco docg Ris.C.Legno</text:p>
          </table:table-cell>
          <table:table-cell office:value-type="string" calcext:value-type="string">
            <text:p>Angelo Neg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2786" calcext:value-type="float">
            <text:p>2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 - legno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swmjc0wtjr9eygj1cy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dia a Passignano - Chianti G.S.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2786" calcext:value-type="float">
            <text:p>27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sww5k215dr9ea2695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uado al Tasso- Bolgheri Sup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8000" calcext:value-type="float">
            <text:p>18000</text:p>
          </table:table-cell>
          <table:table-cell office:value-type="float" office:value="7213" calcext:value-type="float">
            <text:p>7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4 - legno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swndtayhsp089ks5c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lla Antinori Riserva Chianti Cl.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229" calcext:value-type="float">
            <text:p>1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lla Antinori Ryder Cup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1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12q2hmw4ae4sbrw25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l Bruciato - Tenuta Guado al Tasso</text:p>
          </table:table-cell>
          <table:table-cell office:value-type="string" calcext:value-type="string">
            <text:p>Antinor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147" calcext:value-type="float">
            <text:p>11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4+bar010</text:p>
          </table:table-cell>
          <table:table-cell table:style-name="ce3" office:value-type="string" calcext:value-type="string">
            <text:p>Fornitore: Friends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ggyks9ttvaqt6yq9y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recante - Grechetto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600" calcext:value-type="float">
            <text:p>2600</text:p>
          </table:table-cell>
          <table:table-cell office:value-type="float" office:value="737" calcext:value-type="float">
            <text:p>7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go Sala sx+Frigo bianchi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ggganrztbvpv745vf7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2 Anni Barrique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1885" calcext:value-type="float">
            <text:p>1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ggt0tvh2f2g2xy7yhk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falco Sagrantino Val di Maggio docg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1803" calcext:value-type="float">
            <text:p>18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4+bar009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r28g7ckp6zvyvmcqc5p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elum Malbech</text:p>
          </table:table-cell>
          <table:table-cell office:value-type="string" calcext:value-type="string">
            <text:p>Atlantic Bran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000" calcext:value-type="float">
            <text:p>5000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1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r26t62jsaf55xmzfwv8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elum Cabernet sauvignon</text:p>
          </table:table-cell>
          <table:table-cell office:value-type="string" calcext:value-type="string">
            <text:p>Atlantic Brandca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1885" calcext:value-type="float">
            <text:p>1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1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nfbyc1at7acdaxhye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lub Privado Tempranillo - Rioja</text:p>
          </table:table-cell>
          <table:table-cell office:value-type="string" calcext:value-type="string">
            <text:p>Baron De L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4+bar008</text:p>
          </table:table-cell>
          <table:table-cell table:style-name="ce3" office:value-type="string" calcext:value-type="string">
            <text:p>Fornitore: Bolis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2khb6gw718p7j4cv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ioja Reserva Tempranillo - Rioja Reserv</text:p>
          </table:table-cell>
          <table:table-cell office:value-type="string" calcext:value-type="string">
            <text:p>Baron De Ley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983" calcext:value-type="float">
            <text:p>9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4+bar008</text:p>
          </table:table-cell>
          <table:table-cell table:style-name="ce3" office:value-type="string" calcext:value-type="string">
            <text:p>Fornitore: Bolis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Verona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004+s2 - legno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3q8mp8305kt2cmh353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storta Merlot igt </text:p>
          </table:table-cell>
          <table:table-cell office:value-type="string" calcext:value-type="string">
            <text:p>Brandol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000" calcext:value-type="float">
            <text:p>5000</text:p>
          </table:table-cell>
          <table:table-cell office:value-type="float" office:value="1803" calcext:value-type="float">
            <text:p>18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2+bar006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t8t4tntecade9y0759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Bress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983" calcext:value-type="float">
            <text:p>9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2+bar006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t8qtkdvz46fcck3ccy6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 Dal Peduncolo Rosso</text:p>
          </table:table-cell>
          <table:table-cell office:value-type="string" calcext:value-type="string">
            <text:p>Bress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6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1btr5gv7h93tathdbbsdmv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ssesel Barbera Omaggio</text:p>
          </table:table-cell>
          <table:table-cell office:value-type="string" calcext:value-type="string">
            <text:p>Ca Bian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 table:style-name="ce3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nb1kbf1atknkzn6n6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(Oltrepo Pavese)</text:p>
          </table:table-cell>
          <table:table-cell office:value-type="string" calcext:value-type="string">
            <text:p>Calatr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600" calcext:value-type="float">
            <text:p>3600</text:p>
          </table:table-cell>
          <table:table-cell office:value-type="float" office:value="1311" calcext:value-type="float">
            <text:p>13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3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y6gja7fn0tpxa4jdv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Castello di 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3032" calcext:value-type="float">
            <text:p>30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my7hkfw57d7zez20rm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ciu</text:p>
          </table:table-cell>
          <table:table-cell office:value-type="string" calcext:value-type="string">
            <text:p>Castello Mona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8</text:p>
          </table:table-cell>
          <table:table-cell table:style-name="ce3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6e8t3kr0338y8df3ry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docg Bio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2950" calcext:value-type="float">
            <text:p>29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6dg12ga74cyqmag57t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docg Bio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3688" calcext:value-type="float">
            <text:p>3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5k74jzqrxfe4ypa43z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ratel Vigneti delle Dolomiti 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000" calcext:value-type="float">
            <text:p>3000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dvg3xnwgs0bcxygspy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olle Duga - Collio - Merlot </text:p>
          </table:table-cell>
          <table:table-cell office:value-type="string" calcext:value-type="string">
            <text:p>Colle Duga di Damian Prin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147" calcext:value-type="float">
            <text:p>1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6</text:p>
          </table:table-cell>
          <table:table-cell table:style-name="ce3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ordeaux Rouge</text:p>
          </table:table-cell>
          <table:table-cell office:value-type="string" calcext:value-type="string">
            <text:p>Comte de Dauza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900" calcext:value-type="float">
            <text:p>2900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9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fx8hkgv1j5rgnzatry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sclapade Taglio Bordolese</text:p>
          </table:table-cell>
          <table:table-cell office:value-type="string" calcext:value-type="string">
            <text:p>Dorig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311" calcext:value-type="float">
            <text:p>13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Sala sx</text:p>
          </table:table-cell>
          <table:table-cell table:style-name="ce3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03xf3zc2q2xn2er9fng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Doro Prin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6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f3cmc369y932yma7kjm6q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govone Barbera d'Asti (da Litro)</text:p>
          </table:table-cell>
          <table:table-cell office:value-type="string" calcext:value-type="string">
            <text:p>Elio Perrone</text:p>
          </table:table-cell>
          <table:table-cell/>
          <table:table-cell office:value-type="string" calcext:value-type="string">
            <text:p>LITER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</text:p>
          </table:table-cell>
          <table:table-cell table:style-name="ce3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fm4kwr2bqdnge80x6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carlo Bianco</text:p>
          </table:table-cell>
          <table:table-cell office:value-type="string" calcext:value-type="string">
            <text:p>Fattoria del Te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+magazzino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1cfdc7wrecwwk5yw1kev1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ck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39bgtavewwmkf99eg6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 (raduno DS 2024)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274qg3fdjp5fma69917sd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ussia - Barolo</text:p>
          </table:table-cell>
          <table:table-cell office:value-type="string" calcext:value-type="string">
            <text:p>Frances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2131" calcext:value-type="float">
            <text:p>21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3+bar00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e33gy8vcww6n1j8nz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s Janeil - Le Petit Pas</text:p>
          </table:table-cell>
          <table:table-cell office:value-type="string" calcext:value-type="string">
            <text:p>Francois Lurt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4+bar008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smzm2hab3eqfyb703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no Rosso Colli Trev.Mer.+C.S.+C.F.</text:p>
          </table:table-cell>
          <table:table-cell office:value-type="string" calcext:value-type="string">
            <text:p>Gregol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000" calcext:value-type="float">
            <text:p>4000</text:p>
          </table:table-cell>
          <table:table-cell office:value-type="float" office:value="1311" calcext:value-type="float">
            <text:p>13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004+cheba giù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Galea Terreno Argilloso Vigne 80 Anni</text:p>
          </table:table-cell>
          <table:table-cell office:value-type="string" calcext:value-type="string">
            <text:p>I Cli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000" calcext:value-type="float">
            <text:p>4000</text:p>
          </table:table-cell>
          <table:table-cell office:value-type="float" office:value="1147" calcext:value-type="float">
            <text:p>1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vtsesm296h7ba03qgs4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rignolino del Moferrato doc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737" calcext:value-type="float">
            <text:p>7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3+bar00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v013zefkq9mfy1kf2f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urteis - Cortese Bianco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App. Bourgogne Controle</text:p>
          </table:table-cell>
          <table:table-cell office:value-type="string" calcext:value-type="string">
            <text:p>Jaffelin Borgog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1557" calcext:value-type="float">
            <text:p>15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4+bar008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1mfpf59d0b2xzz16t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Radda In Chianti</text:p>
          </table:table-cell>
          <table:table-cell office:value-type="string" calcext:value-type="string">
            <text:p>La Selvan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1393" calcext:value-type="float">
            <text:p>13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f2t0jrp196j31qqqq8p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e Kon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700" calcext:value-type="float">
            <text:p>2700</text:p>
          </table:table-cell>
          <table:table-cell office:value-type="float" office:value="655" calcext:value-type="float">
            <text:p>6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6pmder93vwgbgr01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</text:p>
          </table:table-cell>
          <table:table-cell office:value-type="string" calcext:value-type="string">
            <text:p>Le Vigne di Zamò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27y9fdc23a6dr88zhavh0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ssò</text:p>
          </table:table-cell>
          <table:table-cell office:value-type="string" calcext:value-type="string">
            <text:p>Livio Fellu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000" calcext:value-type="float">
            <text:p>8000</text:p>
          </table:table-cell>
          <table:table-cell office:value-type="float" office:value="2868" calcext:value-type="float">
            <text:p>28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2 - legno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0w5k6z1f0yvgtw1w9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Riserva Paja</text:p>
          </table:table-cell>
          <table:table-cell office:value-type="string" calcext:value-type="string">
            <text:p>Marinac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9000" calcext:value-type="float">
            <text:p>9000</text:p>
          </table:table-cell>
          <table:table-cell office:value-type="float" office:value="2540" calcext:value-type="float">
            <text:p>25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3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8xg5kd201gze9zxdpp6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Zisola (Nero D'avola doc Noto Sicilia)</text:p>
          </table:table-cell>
          <table:table-cell office:value-type="string" calcext:value-type="string">
            <text:p>Mazz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600" calcext:value-type="float">
            <text:p>2600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9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g10x91qf45zg2myj5f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' Guicciardi - Inferno docg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1885" calcext:value-type="float">
            <text:p>1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g19fgprxtdf9ddpgys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stel Chiuro (Conf.Blu) Valt. Super.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0000" calcext:value-type="float">
            <text:p>10000</text:p>
          </table:table-cell>
          <table:table-cell office:value-type="float" office:value="2786" calcext:value-type="float">
            <text:p>2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g1d6e4jh94f2p1kmn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racia Valgella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1885" calcext:value-type="float">
            <text:p>1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4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g1d6e4jh94f2p1kmn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racia Valgella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000" calcext:value-type="float">
            <text:p>6000</text:p>
          </table:table-cell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4+tav1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290raa0r8mzaj3gynewws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loluna Terre Alfieri, Bianco Arneis </text:p>
          </table:table-cell>
          <table:table-cell office:value-type="string" calcext:value-type="string">
            <text:p>Pesc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311" calcext:value-type="float">
            <text:p>13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q9qv620rb9bhyn26dr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cucco Sangiovese 18 Barriques </text:p>
          </table:table-cell>
          <table:table-cell office:value-type="string" calcext:value-type="string">
            <text:p>Peteg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q9tr63an7kzj8nwmtb7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cucco Sangiovese Ris. 36 Barr.</text:p>
          </table:table-cell>
          <table:table-cell office:value-type="string" calcext:value-type="string">
            <text:p>Peteg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office:value-type="float" office:value="1311" calcext:value-type="float">
            <text:p>13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q9qv620rb9bhyn26dr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cucco Sangiovese 18 Barriques </text:p>
          </table:table-cell>
          <table:table-cell office:value-type="string" calcext:value-type="string">
            <text:p>Petegli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700" calcext:value-type="float">
            <text:p>2700</text:p>
          </table:table-cell>
          <table:table-cell office:value-type="float" office:value="819" calcext:value-type="float">
            <text:p>8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29vgwxzajhyp200j057719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amaterra doc</text:p>
          </table:table-cell>
          <table:table-cell office:value-type="string" calcext:value-type="string">
            <text:p>Podere Mon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zion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7q9taqpx6aw36m5xp7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(Antinori)</text:p>
          </table:table-cell>
          <table:table-cell office:value-type="string" calcext:value-type="string">
            <text:p>Prunotto (Antinori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704" calcext:value-type="float">
            <text:p>2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00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g15w8qsx4esdveg7k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glianico Del Vulture</text:p>
          </table:table-cell>
          <table:table-cell office:value-type="string" calcext:value-type="string">
            <text:p>Re Manfre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600" calcext:value-type="float">
            <text:p>3600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9</text:p>
          </table:table-cell>
          <table:table-cell table:style-name="ce3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z2b4wqbrfyyvnb2bft3zbp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mpus Soave Soc Colli Scaligeri</text:p>
          </table:table-cell>
          <table:table-cell office:value-type="string" calcext:value-type="string">
            <text:p>Sandro De Bru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3000" calcext:value-type="float">
            <text:p>3000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 table:style-name="ce3" office:value-type="string" calcext:value-type="string">
            <text:p>Fornitore: Area 6 srl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mv3dav0hc682anf83g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iardino Rose' igt Rosato</text:p>
          </table:table-cell>
          <table:table-cell office:value-type="string" calcext:value-type="string">
            <text:p>Santa Cristina (Antinori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5qvqzwd71w831d9q3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</text:p>
          </table:table-cell>
          <table:table-cell office:value-type="string" calcext:value-type="string">
            <text:p>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2704" calcext:value-type="float">
            <text:p>2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igo bianchi</text:p>
          </table:table-cell>
          <table:table-cell table:style-name="ce3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2bdk4h00q1z5k99cpga51t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rinaia Cab. Sauv.Franc E Merlot</text:p>
          </table:table-cell>
          <table:table-cell office:value-type="string" calcext:value-type="string">
            <text:p>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000" calcext:value-type="float">
            <text:p>3000</text:p>
          </table:table-cell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5</text:p>
          </table:table-cell>
          <table:table-cell table:style-name="ce3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f3cmc13azgy2d7kqcryyt5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lane (Valpolicella Ripasso-Corvina, Rondinella)</text:p>
          </table:table-cell>
          <table:table-cell office:value-type="string" calcext:value-type="string">
            <text:p>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900" calcext:value-type="float">
            <text:p>2900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005</text:p>
          </table:table-cell>
          <table:table-cell table:style-name="ce3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f3cmc5ptzhns0hc8wgqd6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ntale Valpolicellacorvina, Rond.</text:p>
          </table:table-cell>
          <table:table-cell office:value-type="string" calcext:value-type="string">
            <text:p>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700" calcext:value-type="float">
            <text:p>2700</text:p>
          </table:table-cell>
          <table:table-cell office:value-type="float" office:value="737" calcext:value-type="float">
            <text:p>7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4+bar005</text:p>
          </table:table-cell>
          <table:table-cell table:style-name="ce3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oscana Rosso</text:p>
          </table:table-cell>
          <table:table-cell office:value-type="string" calcext:value-type="string">
            <text:p>Società Agricola Frances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s2s4gnxsrma8yabq4f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sario igt (Pinot Bianco)</text:p>
          </table:table-cell>
          <table:table-cell office:value-type="string" calcext:value-type="string">
            <text:p>Tenuta del Buonam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qykkyyy5rcfn55pgfs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onte Hugues Chardonnay igt</text:p>
          </table:table-cell>
          <table:table-cell office:value-type="string" calcext:value-type="string">
            <text:p>Tenuta Rapitalà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400" calcext:value-type="float">
            <text:p>4400</text:p>
          </table:table-cell>
          <table:table-cell office:value-type="float" office:value="1557" calcext:value-type="float">
            <text:p>1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yach7bbmsg2nehj3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ries doc Riserva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721" calcext:value-type="float">
            <text:p>17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yach7bbmsg2nehj3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ries doc Riserva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agw365140he6yvs3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icol Pinot Nero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2049" calcext:value-type="float">
            <text:p>20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v11+bar00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agw365140he6yvs3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icol Pinot Nero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2049" calcext:value-type="float">
            <text:p>20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 (Regalo) e Rosso</text:p>
          </table:table-cell>
          <table:table-cell office:value-type="string" calcext:value-type="string">
            <text:p>Tonut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rpi terra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2c250g7kf34wm20pesnsr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urple Haze Igp Paestum Aglianico</text:p>
          </table:table-cell>
          <table:table-cell office:value-type="string" calcext:value-type="string">
            <text:p>Viticoltori De Concili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000" calcext:value-type="float">
            <text:p>3000</text:p>
          </table:table-cell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009</text:p>
          </table:table-cell>
          <table:table-cell table:style-name="ce3" office:value-type="string" calcext:value-type="string">
            <text:p>Fornitore: Area 6 srl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ticoltori De Concili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pe6dwecd4qqg2bj6p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 Myo</text:p>
          </table:table-cell>
          <table:table-cell office:value-type="string" calcext:value-type="string">
            <text:p>Zorzetti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office:value-type="float" office:value="1065" calcext:value-type="float">
            <text:p>10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2+bar007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pfdhe1df7wfpy9cr9g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chioppettino Myo</text:p>
          </table:table-cell>
          <table:table-cell office:value-type="string" calcext:value-type="string">
            <text:p>Zorzetti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office:value-type="float" office:value="1229" calcext:value-type="float">
            <text:p>12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2+bar007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h0d4nv67mfa75zmn58q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Sauternes-Semillon 0,375</text:p>
          </table:table-cell>
          <table:table-cell office:value-type="string" calcext:value-type="string">
            <text:p>Chateau Gravas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000" calcext:value-type="float">
            <text:p>7000</text:p>
          </table:table-cell>
          <table:table-cell office:value-type="float" office:value="1967" calcext:value-type="float">
            <text:p>19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go Sala dx+tav1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h0d4nv67mfa75zmn58q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Sauternes-Semillon 0,75</text:p>
          </table:table-cell>
          <table:table-cell office:value-type="string" calcext:value-type="string">
            <text:p>Chateau Grav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Sala dx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fg94yr4a3qs46j1p4r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Venryè Passito di Pantelleria</text:p>
          </table:table-cell>
          <table:table-cell office:value-type="string" calcext:value-type="string">
            <text:p>Donna 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fg94yr4a3qs46j1p4r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Venryè Passito di Pantelleria</text:p>
          </table:table-cell>
          <table:table-cell office:value-type="string" calcext:value-type="string">
            <text:p>Donna 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fqgch4bckxb7pta7a8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Montecarlo Vin Santo</text:p>
          </table:table-cell>
          <table:table-cell office:value-type="string" calcext:value-type="string">
            <text:p>Fattoria del Te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3934" calcext:value-type="float">
            <text:p>39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f3cmc05cgxytbg1cgmds8n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Carignano del Sulcis - Passito Forterosso</text:p>
          </table:table-cell>
          <table:table-cell office:value-type="string" calcext:value-type="string">
            <text:p>Me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fgwnk6de855m72dnbby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Gruner Veltliner - Eis Wein 0,375</text:p>
          </table:table-cell>
          <table:table-cell office:value-type="string" calcext:value-type="string">
            <text:p>Niegl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000" calcext:value-type="float">
            <text:p>7000</text:p>
          </table:table-cell>
          <table:table-cell office:value-type="float" office:value="2540" calcext:value-type="float">
            <text:p>25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Sala dx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srt4c17p5zxstxcdgb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Old John - Marsala</text:p>
          </table:table-cell>
          <table:table-cell office:value-type="string" calcext:value-type="string">
            <text:p>Pelleg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fkx4w8z8xwxw7dq6yf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Fior d'arancio Moscato Giallo Charmat</text:p>
          </table:table-cell>
          <table:table-cell office:value-type="string" calcext:value-type="string">
            <text:p>Vignalta Colli Eugan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655" calcext:value-type="float">
            <text:p>6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em+Frigo bianchi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w2dvrd695j7mn0ty4q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+Frigo friulani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w2dvrd695j7mn0ty4q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1147" calcext:value-type="float">
            <text:p>11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1+Frigo friulani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w2dt3gdvtddnbhs52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Borgo San Danie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a</text:p>
          </table:table-cell>
          <table:table-cell office:value-type="string" calcext:value-type="string">
            <text:p>Brandol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885" calcext:value-type="float">
            <text:p>1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t8swg6z82ctts5b4tcr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Bress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00" calcext:value-type="float">
            <text:p>2500</text:p>
          </table:table-cell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friulani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qsxndvhb4jtw5hv0yf842d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olle Duga - Collio - Friulano - Vigna del Rolat</text:p>
          </table:table-cell>
          <table:table-cell office:value-type="string" calcext:value-type="string">
            <text:p>Colle Duga di Damian Prin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1065" calcext:value-type="float">
            <text:p>10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go friulani+tav10-top</text:p>
          </table:table-cell>
          <table:table-cell table:style-name="ce3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39pz8evdww3myrmt3y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000" calcext:value-type="float">
            <text:p>3000</text:p>
          </table:table-cell>
          <table:table-cell office:value-type="float" office:value="819" calcext:value-type="float">
            <text:p>8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v10+Frigo bianchi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cw4dfbb74mczav9fqf57k83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Macerata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2echkztawpjcb50rccf06q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 doc Collio</text:p>
          </table:table-cell>
          <table:table-cell office:value-type="string" calcext:value-type="string">
            <text:p>Form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1+Frigo friulani+sarpi</text:p>
          </table:table-cell>
          <table:table-cell table:style-name="ce3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vprv29y3519yjrv9cpv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uscadet Sèvre Et Maine - Loira</text:p>
          </table:table-cell>
          <table:table-cell office:value-type="string" calcext:value-type="string">
            <text:p>Hermines Du Cardinal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vprv29y3519yjrv9cpv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uscadet Sèvre Et Maine - Loira</text:p>
          </table:table-cell>
          <table:table-cell office:value-type="string" calcext:value-type="string">
            <text:p>Hermines Du Cardinal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z2es20jm9t9q3t0m2k21enp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Heartbreaker - Riesling Renano Trevenezie</text:p>
          </table:table-cell>
          <table:table-cell office:value-type="string" calcext:value-type="string">
            <text:p>IT-V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600" calcext:value-type="float">
            <text:p>3600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 table:style-name="ce3" office:value-type="string" calcext:value-type="string">
            <text:p>Fornitore: Area 6 srl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2fbmqjrembabty096e93a9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onte Lucio Pinot Grigio</text:p>
          </table:table-cell>
          <table:table-cell office:value-type="string" calcext:value-type="string">
            <text:p>La Bella No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400" calcext:value-type="float">
            <text:p>3400</text:p>
          </table:table-cell>
          <table:table-cell office:value-type="float" office:value="1229" calcext:value-type="float">
            <text:p>12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go Sala sx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24c06f80msxqssq62tg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una De Ronchi Sauvignon</text:p>
          </table:table-cell>
          <table:table-cell office:value-type="string" calcext:value-type="string">
            <text:p>La Bella No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700" calcext:value-type="float">
            <text:p>2700</text:p>
          </table:table-cell>
          <table:table-cell office:value-type="float" office:value="983" calcext:value-type="float">
            <text:p>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h0r1j8tvxt1v9j3af2s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- Chardonnay/Bourgogne</text:p>
          </table:table-cell>
          <table:table-cell office:value-type="string" calcext:value-type="string">
            <text:p>Louis Mor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000" calcext:value-type="float">
            <text:p>6000</text:p>
          </table:table-cell>
          <table:table-cell office:value-type="float" office:value="1885" calcext:value-type="float">
            <text:p>18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go Sala dx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k7jghjn59q3qk4nxkq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Meroi Bian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800" calcext:value-type="float">
            <text:p>2800</text:p>
          </table:table-cell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bianchi</text:p>
          </table:table-cell>
          <table:table-cell table:style-name="ce3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49t7m9wgzbasn8qbmg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Colterenzio (Oscar)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k68e54tnsqw760cv4w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 </text:p>
          </table:table-cell>
          <table:table-cell office:value-type="string" calcext:value-type="string">
            <text:p>Simon di Brazz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friulani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1yt8nqeyy33e6qqemt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dicchio Castelli di Jesi</text:p>
          </table:table-cell>
          <table:table-cell office:value-type="string" calcext:value-type="string">
            <text:p>Tenuta di Tavign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737" calcext:value-type="float">
            <text:p>7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4+tav10-top+Frigo bianchi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9z5trnp1pzag3g26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bianchi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Blend - Suo Tempo</text:p>
          </table:table-cell>
          <table:table-cell office:value-type="string" calcext:value-type="string">
            <text:p>Tonu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500" calcext:value-type="float">
            <text:p>2500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kx095ns4s3qs8j5kpb</text:p>
          </table:table-cell>
          <table:table-cell/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Toros Friul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1229" calcext:value-type="float">
            <text:p>1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friulani</text:p>
          </table:table-cell>
          <table:table-cell table:style-name="ce3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2g1r3fx7yjt49vbtbza54k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 Myo</text:p>
          </table:table-cell>
          <table:table-cell office:value-type="string" calcext:value-type="string">
            <text:p>Zorzetti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1+Frigo friulani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2gdmmw31vz07b8zbxbrxt7</text:p>
          </table:table-cell>
          <table:table-cell/>
          <table:table-cell table:style-name="ce5"/>
          <table:table-cell office:value-type="string" calcext:value-type="string">
            <text:p>Pannon Riesling Tuzko</text:p>
          </table:table-cell>
          <table:table-cell office:value-type="string" calcext:value-type="string">
            <text:p>Tuzko (Antinori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Sala dx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Col Credas (Extra Brut)</text:p>
          </table:table-cell>
          <table:table-cell office:value-type="string" calcext:value-type="string">
            <text:p>Adam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rigo bianchi+braceria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2hx3gddc565j25jfmv8hsy</text:p>
          </table:table-cell>
          <table:table-cell/>
          <table:table-cell table:style-name="ce5"/>
          <table:table-cell office:value-type="string" calcext:value-type="string">
            <text:p>Alta Langa Met.Classico</text:p>
          </table:table-cell>
          <table:table-cell office:value-type="string" calcext:value-type="string">
            <text:p>Ca Bian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" calcext:value-type="float">
            <text:p>3500</text:p>
          </table:table-cell>
          <table:table-cell office:value-type="float" office:value="1229" calcext:value-type="float">
            <text:p>1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Sala dx+totem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Canaja</text:p>
          </table:table-cell>
          <table:table-cell office:value-type="string" calcext:value-type="string">
            <text:p>Campe Dhei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Sgajo Rosé </text:p>
          </table:table-cell>
          <table:table-cell office:value-type="string" calcext:value-type="string">
            <text:p>Campe Dh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v10-top+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g02ts8qbjv7gzrwessm</text:p>
          </table:table-cell>
          <table:table-cell/>
          <table:table-cell table:style-name="ce5"/>
          <table:table-cell office:value-type="string" calcext:value-type="string">
            <text:p>Prosecco Sui Lieviti Erti doc Tv</text:p>
          </table:table-cell>
          <table:table-cell office:value-type="string" calcext:value-type="string">
            <text:p>Gregoletto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655" calcext:value-type="float">
            <text:p>6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go Sala sx+totem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2jds3rj5s21f2g59qg7a81</text:p>
          </table:table-cell>
          <table:table-cell/>
          <table:table-cell table:style-name="ce5"/>
          <table:table-cell office:value-type="string" calcext:value-type="string">
            <text:p>Ribolla Gialla (Caneva di Sacile)</text:p>
          </table:table-cell>
          <table:table-cell office:value-type="string" calcext:value-type="string">
            <text:p>Tenute Cadorin Le Favole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Don PX G.R. Magnum</text:p>
          </table:table-cell>
          <table:table-cell office:value-type="string" calcext:value-type="string">
            <text:p>Bodegas Toro Albala (Ceretto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Il Vermut Ribolla Gialla</text:p>
          </table:table-cell>
          <table:table-cell office:value-type="string" calcext:value-type="string">
            <text:p>Ermes Botanic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</text:p>
          </table:table-cell>
          <table:table-cell table:style-name="ce3" office:value-type="string" calcext:value-type="string">
            <text:p>Fornitore: Ermes Botanica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H. Fuente Rum Nicaragua 15 Anni</text:p>
          </table:table-cell>
          <table:table-cell office:value-type="string" calcext:value-type="string">
            <text:p>H. Fuente (Ceretto)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2" calcext:value-type="float">
            <text:p>4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Rhum Agricole Guadalupe</text:p>
          </table:table-cell>
          <table:table-cell office:value-type="string" calcext:value-type="string">
            <text:p>J.Trefois (Ceretto)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36" calcext:value-type="float">
            <text:p>48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Calvados Pays d'Auge 5 ans</text:p>
          </table:table-cell>
          <table:table-cell office:value-type="string" calcext:value-type="string">
            <text:p>Le Lieu Chéri (Ceretto)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sxfy7d1674hghvcmfh</text:p>
          </table:table-cell>
          <table:table-cell/>
          <table:table-cell table:style-name="ce5"/>
          <table:table-cell office:value-type="string" calcext:value-type="string">
            <text:p>Rose' Franciacorta (Tenuta Montenisa)</text:p>
          </table:table-cell>
          <table:table-cell office:value-type="string" calcext:value-type="string">
            <text:p>Antinor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1721" calcext:value-type="float">
            <text:p>17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gg4n5wqs04m12a2py7</text:p>
          </table:table-cell>
          <table:table-cell/>
          <table:table-cell table:style-name="ce5"/>
          <table:table-cell office:value-type="string" calcext:value-type="string">
            <text:p>Brut P.Nero E Chard. 20 Mesi Sui Lieviti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065" calcext:value-type="float">
            <text:p>10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Nina Rosè Brut Millesimato Glera Raboso</text:p>
          </table:table-cell>
          <table:table-cell office:value-type="string" calcext:value-type="string">
            <text:p>Bozzon Emi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tem+tav10-top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Sgajo Rose, Bolle Bandite</text:p>
          </table:table-cell>
          <table:table-cell office:value-type="string" calcext:value-type="string">
            <text:p>Carolina Ga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819" calcext:value-type="float">
            <text:p>8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em+tav10-top+MAG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2k7spg92h1qdzsb43x492q</text:p>
          </table:table-cell>
          <table:table-cell/>
          <table:table-cell table:style-name="ce5"/>
          <table:table-cell office:value-type="string" calcext:value-type="string">
            <text:p>Monogram (Franciacorta)</text:p>
          </table:table-cell>
          <table:table-cell office:value-type="string" calcext:value-type="string">
            <text:p>Castel Fag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229" calcext:value-type="float">
            <text:p>12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otem+ingresso</text:p>
          </table:table-cell>
          <table:table-cell table:style-name="ce3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2kenwzg6jwq1j2z76az846</text:p>
          </table:table-cell>
          <table:table-cell/>
          <table:table-cell table:style-name="ce5"/>
          <table:table-cell office:value-type="string" calcext:value-type="string">
            <text:p>Moratti Oltrepò Pavese</text:p>
          </table:table-cell>
          <table:table-cell office:value-type="string" calcext:value-type="string">
            <text:p>Castello di Cigogno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311" calcext:value-type="float">
            <text:p>13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igo Sala dx+totem+ingresso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5kx1b488zssae6bjm8</text:p>
          </table:table-cell>
          <table:table-cell/>
          <table:table-cell table:style-name="ce5"/>
          <table:table-cell office:value-type="string" calcext:value-type="string">
            <text:p>Blauwal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9dddzzbv4yk0g1v049</text:p>
          </table:table-cell>
          <table:table-cell/>
          <table:table-cell table:style-name="ce5"/>
          <table:table-cell office:value-type="string" calcext:value-type="string">
            <text:p>Alta Langa Anniversario 166</text:p>
          </table:table-cell>
          <table:table-cell office:value-type="string" calcext:value-type="string">
            <text:p>Fontanafred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23hyxkaex30ewe7619k</text:p>
          </table:table-cell>
          <table:table-cell/>
          <table:table-cell table:style-name="ce5"/>
          <table:table-cell office:value-type="string" calcext:value-type="string">
            <text:p>Dosaggio Zero Chardonnay E Malvasia</text:p>
          </table:table-cell>
          <table:table-cell office:value-type="string" calcext:value-type="string">
            <text:p>Ka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q9bnadj4b5ws1mc80n4</text:p>
          </table:table-cell>
          <table:table-cell/>
          <table:table-cell table:style-name="ce5"/>
          <table:table-cell office:value-type="string" calcext:value-type="string">
            <text:p>Cabochon Doppiozero </text:p>
          </table:table-cell>
          <table:table-cell office:value-type="string" calcext:value-type="string">
            <text:p>Monte Ro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2kmb974x6egb3csk8hbfxy</text:p>
          </table:table-cell>
          <table:table-cell/>
          <table:table-cell table:style-name="ce5"/>
          <table:table-cell office:value-type="string" calcext:value-type="string">
            <text:p>Cabochon Fuoriserie n° 021</text:p>
          </table:table-cell>
          <table:table-cell office:value-type="string" calcext:value-type="string">
            <text:p>Monte Ross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2krrhk403q2q7jxfvyeree</text:p>
          </table:table-cell>
          <table:table-cell/>
          <table:table-cell table:style-name="ce5"/>
          <table:table-cell office:value-type="string" calcext:value-type="string">
            <text:p>Cabochon Fuoriserie n° 023</text:p>
          </table:table-cell>
          <table:table-cell office:value-type="string" calcext:value-type="string">
            <text:p>Monte Ross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0+totem+totem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2kwn2ckhtd0914p39pybwg</text:p>
          </table:table-cell>
          <table:table-cell/>
          <table:table-cell table:style-name="ce5"/>
          <table:table-cell office:value-type="string" calcext:value-type="string">
            <text:p>Cabochon Fuoriserie n° 025</text:p>
          </table:table-cell>
          <table:table-cell office:value-type="string" calcext:value-type="string">
            <text:p>Monte Ro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3442" calcext:value-type="float">
            <text:p>34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em+totem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q9b722xws08gjdh23ch</text:p>
          </table:table-cell>
          <table:table-cell/>
          <table:table-cell table:style-name="ce5"/>
          <table:table-cell office:value-type="string" calcext:value-type="string">
            <text:p>Cabochon Fuoriserie n° 06 Rosé</text:p>
          </table:table-cell>
          <table:table-cell office:value-type="string" calcext:value-type="string">
            <text:p>Monte Ross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f3cmbq3wz8386etj5pdgqz</text:p>
          </table:table-cell>
          <table:table-cell/>
          <table:table-cell table:style-name="ce5"/>
          <table:table-cell office:value-type="string" calcext:value-type="string">
            <text:p>Millesimato</text:p>
          </table:table-cell>
          <table:table-cell office:value-type="string" calcext:value-type="string">
            <text:p>Monte Ro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f3cmbqnvdq5kscwabbx3c1</text:p>
          </table:table-cell>
          <table:table-cell/>
          <table:table-cell table:style-name="ce5"/>
          <table:table-cell office:value-type="string" calcext:value-type="string">
            <text:p>Sanseveè</text:p>
          </table:table-cell>
          <table:table-cell office:value-type="string" calcext:value-type="string">
            <text:p>Monte Ross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+totem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Prosecco Magnum</text:p>
          </table:table-cell>
          <table:table-cell office:value-type="string" calcext:value-type="string">
            <text:p>Adami 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Proseco 3 Litri</text:p>
          </table:table-cell>
          <table:table-cell office:value-type="string" calcext:value-type="string">
            <text:p>Adami 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7786" calcext:value-type="float">
            <text:p>7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ceria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/>
          <table:table-cell table:style-name="ce5"/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9000" calcext:value-type="float">
            <text:p>29000</text:p>
          </table:table-cell>
          <table:table-cell office:value-type="float" office:value="13524" calcext:value-type="float">
            <text:p>13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ba-top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ggtdj3xcbecw69tg5d</text:p>
          </table:table-cell>
          <table:table-cell/>
          <table:table-cell table:style-name="ce5"/>
          <table:table-cell office:value-type="string" calcext:value-type="string">
            <text:p>Montefalco Rosso Riserva In Cassa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2868" calcext:value-type="float">
            <text:p>2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ba-top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ggt0tvh2f2g2xy7yhk</text:p>
          </table:table-cell>
          <table:table-cell/>
          <table:table-cell table:style-name="ce5"/>
          <table:table-cell office:value-type="string" calcext:value-type="string">
            <text:p>Montefalco Val di Maggio docg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0000" calcext:value-type="float">
            <text:p>10000</text:p>
          </table:table-cell>
          <table:table-cell office:value-type="float" office:value="3934" calcext:value-type="float">
            <text:p>39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eba-top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Pinot Bianco?</text:p>
          </table:table-cell>
          <table:table-cell office:value-type="string" calcext:value-type="string">
            <text:p>Comelli</text:p>
          </table:table-cell>
          <table:table-cell/>
          <table:table-cell office:value-type="string" calcext:value-type="string">
            <text:p>MAGN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393edhsar99k5r5spa</text:p>
          </table:table-cell>
          <table:table-cell/>
          <table:table-cell table:style-name="ce5"/>
          <table:table-cell office:value-type="string" calcext:value-type="string">
            <text:p>Cuvee Rouge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393edhsar99k5r5spa</text:p>
          </table:table-cell>
          <table:table-cell/>
          <table:table-cell table:style-name="ce5"/>
          <table:table-cell office:value-type="string" calcext:value-type="string">
            <text:p>Cuvee Rouge</text:p>
          </table:table-cell>
          <table:table-cell office:value-type="string" calcext:value-type="string">
            <text:p>Fieg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8spzg1zrkmkpjtk820w</text:p>
          </table:table-cell>
          <table:table-cell/>
          <table:table-cell table:style-name="ce5"/>
          <table:table-cell office:value-type="string" calcext:value-type="string">
            <text:p>Merlo Della Topanera C.L. PORTOFINO</text:p>
          </table:table-cell>
          <table:table-cell office:value-type="string" calcext:value-type="string">
            <text:p>Gino Fuso Carmignani</text:p>
          </table:table-cell>
          <table:table-cell/>
          <table:table-cell office:value-type="string" calcext:value-type="string">
            <text:p>MAGN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8" calcext:value-type="float">
            <text:p>4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 frigo e tav1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j01xvtbc4vfaasq410</text:p>
          </table:table-cell>
          <table:table-cell/>
          <table:table-cell table:style-name="ce5"/>
          <table:table-cell office:value-type="string" calcext:value-type="string">
            <text:p>"Guera" Barbera d'Asti Superiore docg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4" calcext:value-type="float">
            <text:p>2004</text:p>
          </table:table-cell>
          <table:table-cell office:value-type="float" office:value="13000" calcext:value-type="float">
            <text:p>13000</text:p>
          </table:table-cell>
          <table:table-cell office:value-type="float" office:value="4016" calcext:value-type="float">
            <text:p>4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j01xvtbc4vfaasq410</text:p>
          </table:table-cell>
          <table:table-cell/>
          <table:table-cell table:style-name="ce5"/>
          <table:table-cell office:value-type="string" calcext:value-type="string">
            <text:p>"Guera" Barbera d'Asti Superiore docg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6" calcext:value-type="float">
            <text:p>2006</text:p>
          </table:table-cell>
          <table:table-cell office:value-type="float" office:value="11000" calcext:value-type="float">
            <text:p>11000</text:p>
          </table:table-cell>
          <table:table-cell office:value-type="float" office:value="3770" calcext:value-type="float">
            <text:p>3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j01xvtbc4vfaasq410</text:p>
          </table:table-cell>
          <table:table-cell/>
          <table:table-cell table:style-name="ce5"/>
          <table:table-cell office:value-type="string" calcext:value-type="string">
            <text:p>"Guera" Barbera d'Asti Superiore docg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1000" calcext:value-type="float">
            <text:p>11000</text:p>
          </table:table-cell>
          <table:table-cell office:value-type="float" office:value="3196" calcext:value-type="float">
            <text:p>3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j01xvtbc4vfaasq410</text:p>
          </table:table-cell>
          <table:table-cell/>
          <table:table-cell table:style-name="ce5"/>
          <table:table-cell office:value-type="string" calcext:value-type="string">
            <text:p>"Guera" Barbera d'Asti Superiore docg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ba giù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j01xvtbc4vfaasq410</text:p>
          </table:table-cell>
          <table:table-cell/>
          <table:table-cell table:style-name="ce5"/>
          <table:table-cell office:value-type="string" calcext:value-type="string">
            <text:p>"Guera" Barbera d'Asti Superiore docg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000" calcext:value-type="float">
            <text:p>10000</text:p>
          </table:table-cell>
          <table:table-cell office:value-type="float" office:value="2950" calcext:value-type="float">
            <text:p>2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3+cheba giù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j01xvtbc4vfaasq410</text:p>
          </table:table-cell>
          <table:table-cell/>
          <table:table-cell table:style-name="ce5"/>
          <table:table-cell office:value-type="string" calcext:value-type="string">
            <text:p>"Guera" Barbera d'Asti Superiore docg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3+cheba giù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my5tzfxc2ssew5s5h58ah1</text:p>
          </table:table-cell>
          <table:table-cell/>
          <table:table-cell table:style-name="ce5"/>
          <table:table-cell office:value-type="string" calcext:value-type="string">
            <text:p>Chianti Classico Radda In Chianti</text:p>
          </table:table-cell>
          <table:table-cell office:value-type="string" calcext:value-type="string">
            <text:p>La Selvanell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3442" calcext:value-type="float">
            <text:p>3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ba-top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kwd3k439cn7cg476ak</text:p>
          </table:table-cell>
          <table:table-cell/>
          <table:table-cell table:style-name="ce5"/>
          <table:table-cell office:value-type="string" calcext:value-type="string">
            <text:p>Sossò</text:p>
          </table:table-cell>
          <table:table-cell office:value-type="string" calcext:value-type="string">
            <text:p>Livio Fellug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1" calcext:value-type="float">
            <text:p>2001</text:p>
          </table:table-cell>
          <table:table-cell office:value-type="float" office:value="20000" calcext:value-type="float">
            <text:p>20000</text:p>
          </table:table-cell>
          <table:table-cell office:value-type="float" office:value="5737" calcext:value-type="float">
            <text:p>57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kwd3k439cn7cg476ak</text:p>
          </table:table-cell>
          <table:table-cell/>
          <table:table-cell table:style-name="ce5"/>
          <table:table-cell office:value-type="string" calcext:value-type="string">
            <text:p>Sossò</text:p>
          </table:table-cell>
          <table:table-cell office:value-type="string" calcext:value-type="string">
            <text:p>Livio Fellug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6000" calcext:value-type="float">
            <text:p>16000</text:p>
          </table:table-cell>
          <table:table-cell office:value-type="float" office:value="5983" calcext:value-type="float">
            <text:p>59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v10-top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Amarone (dedica Il Bottegon)</text:p>
          </table:table-cell>
          <table:table-cell office:value-type="string" calcext:value-type="string">
            <text:p>Sant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ba-top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dmtvvw3cbs1p3221dya</text:p>
          </table:table-cell>
          <table:table-cell/>
          <table:table-cell table:style-name="ce5"/>
          <table:table-cell office:value-type="string" calcext:value-type="string">
            <text:p>Fleur De Meunier - P.Meunier</text:p>
          </table:table-cell>
          <table:table-cell office:value-type="string" calcext:value-type="string">
            <text:p>Beaumo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606" calcext:value-type="float">
            <text:p>3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 table:style-name="ce3" office:value-type="string" calcext:value-type="string">
            <text:p>Fornitore: GIV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64rxrjyjxd4za3j27p</text:p>
          </table:table-cell>
          <table:table-cell/>
          <table:table-cell table:style-name="ce5"/>
          <table:table-cell office:value-type="string" calcext:value-type="string">
            <text:p>Billecart Salmon Brut Reserve</text:p>
          </table:table-cell>
          <table:table-cell office:value-type="string" calcext:value-type="string">
            <text:p>Billecart Salm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2868" calcext:value-type="float">
            <text:p>28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Sala dx+totem+tav10</text:p>
          </table:table-cell>
          <table:table-cell table:style-name="ce3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table:number-columns-repeated="2" office:value-type="string" calcext:value-type="string">
            <text:p>Charles Heidsi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3114" calcext:value-type="float">
            <text:p>3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Sala dx+totem</text:p>
          </table:table-cell>
          <table:table-cell table:style-name="ce3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Salon Champagne Cuvee's</text:p>
          </table:table-cell>
          <table:table-cell office:value-type="string" calcext:value-type="string">
            <text:p>Delamo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Sala dx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Champagne</text:p>
          </table:table-cell>
          <table:table-cell office:value-type="string" calcext:value-type="string">
            <text:p>Joseph Perrier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2p9ha2wdqtfptysh53rpe0</text:p>
          </table:table-cell>
          <table:table-cell/>
          <table:table-cell table:style-name="ce5"/>
          <table:table-cell office:value-type="string" calcext:value-type="string">
            <text:p>Krug 171 Eme Edizione 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13524" calcext:value-type="float">
            <text:p>135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go Sala dx+tav10</text:p>
          </table:table-cell>
          <table:table-cell table:style-name="ce3" office:value-type="string" calcext:value-type="string">
            <text:p>Fornitore: Friends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table:number-columns-repeated="2" office:value-type="string" calcext:value-type="string">
            <text:p>Laurent Perr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2950" calcext:value-type="float">
            <text:p>29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 table:style-name="ce3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z2pgp4312bnjw9eer81sa42</text:p>
          </table:table-cell>
          <table:table-cell/>
          <table:table-cell table:style-name="ce5"/>
          <table:table-cell office:value-type="string" calcext:value-type="string">
            <text:p>L'evidence Blanc De Blanc </text:p>
          </table:table-cell>
          <table:table-cell office:value-type="string" calcext:value-type="string">
            <text:p>Legras &amp;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4180" calcext:value-type="float">
            <text:p>4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go Sala dx+totem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63dw1mz9w5ezwc97av</text:p>
          </table:table-cell>
          <table:table-cell/>
          <table:table-cell table:style-name="ce5"/>
          <table:table-cell office:value-type="string" calcext:value-type="string">
            <text:p>Philipponnat Royal Non Dosè (Pn+Ch+Pm)</text:p>
          </table:table-cell>
          <table:table-cell office:value-type="string" calcext:value-type="string">
            <text:p>Philipponn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114" calcext:value-type="float">
            <text:p>3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Sala dx</text:p>
          </table:table-cell>
          <table:table-cell table:style-name="ce3" office:value-type="string" calcext:value-type="string">
            <text:p>Fornitore: TOLM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cb98m6q0xc76er4msd</text:p>
          </table:table-cell>
          <table:table-cell/>
          <table:table-cell table:style-name="ce5"/>
          <table:table-cell office:value-type="string" calcext:value-type="string">
            <text:p>Pol Roger Rosè Vintage Millesime</text:p>
          </table:table-cell>
          <table:table-cell office:value-type="string" calcext:value-type="string">
            <text:p>Pol Ro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3032" calcext:value-type="float">
            <text:p>3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1T16:22:26.760986497</dc:date>
    <meta:editing-duration>PT9S</meta:editing-duration>
    <meta:editing-cycles>1</meta:editing-cycles>
    <meta:document-statistic meta:table-count="2" meta:cell-count="6651" meta:object-count="0"/>
    <meta:generator>LibreOffice/7.3.7.2$Linux_X86_64 LibreOffice_project/30$Build-2</meta:generator>
  </office:meta>
</office:document-meta>
</file>